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167.75pt"/>
    </style:style>
    <style:style style:name="co3" style:family="table-column">
      <style:table-column-properties fo:break-before="auto" style:column-width="143.69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214.04pt"/>
    </style:style>
    <style:style style:name="co6" style:family="table-column">
      <style:table-column-properties fo:break-before="auto" style:column-width="149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3.8pt"/>
    </style:style>
    <style:style style:name="co9" style:family="table-column">
      <style:table-column-properties fo:break-before="auto" style:column-width="94.34pt"/>
    </style:style>
    <style:style style:name="co10" style:family="table-column">
      <style:table-column-properties fo:break-before="auto" style:column-width="137.2pt"/>
    </style:style>
    <style:style style:name="co11" style:family="table-column">
      <style:table-column-properties fo:break-before="auto" style:column-width="105.11pt"/>
    </style:style>
    <style:style style:name="co12" style:family="table-column">
      <style:table-column-properties fo:break-before="auto" style:column-width="105.99pt"/>
    </style:style>
    <style:style style:name="co13" style:family="table-column">
      <style:table-column-properties fo:break-before="auto" style:column-width="104.26pt"/>
    </style:style>
    <style:style style:name="co14" style:family="table-column">
      <style:table-column-properties fo:break-before="auto" style:column-width="176.29pt"/>
    </style:style>
    <style:style style:name="co15" style:family="table-column">
      <style:table-column-properties fo:break-before="auto" style:column-width="150.6pt"/>
    </style:style>
    <style:style style:name="ro1" style:family="table-row">
      <style:table-row-properties style:row-height="43.3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padding="2.01pt"/>
    </style:style>
    <style:style style:name="ce3" style:family="table-cell" style:parent-style-name="Default" style:data-style-name="N0">
      <style:table-cell-properties fo:padding="2.01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0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2">
      <style:table-cell-properties style:diagonal-bl-tr="none" style:diagonal-tl-br="none" fo:background-color="transparent" fo:border="none" fo:padding="2.01pt" style:rotation-align="none"/>
      <style:text-properties fo:color="#3c3c3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padding="2.01pt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rotation-align="none"/>
    </style:style>
    <style:style style:name="ce12" style:family="table-cell" style:parent-style-name="Default" style:data-style-name="N0">
      <style:table-cell-properties fo:padding="2.01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Normal_20_2" style:data-style-name="N0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Normal_20_2" style:data-style-name="N0">
      <style:table-cell-properties style:rotation-align="non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 for day ahead" table:style-name="ta1">
        <table:shapes>
          <draw:frame draw:z-index="0" draw:style-name="gr1" draw:text-style-name="P1" svg:width="453.32pt" svg:height="255.66pt" svg:x="45.75pt" svg:y="502.75pt">
            <loext:p draw:notify-on-update-of-ranges="'results for day ahead'.A1:'results for day ahead'.A1 'results for day ahead'.A2:'results for day ahead'.A25 'results for day ahead'.B1:'results for day ahead'.B1 'results for day ahead'.B2:'results for day ahead'.B25 'results for day ahead'.C1:'results for day ahead'.C1 'results for day ahead'.C2:'results for day ahead'.C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32pt" svg:height="255.66pt" svg:x="613.05pt" svg:y="507.03pt">
            <loext:p draw:notify-on-update-of-ranges="'results for day ahead'.D1:'results for day ahead'.D1 'results for day ahead'.D2:'results for day ahead'.D25 'results for day ahead'.E1:'results for day ahead'.E1 'results for day ahead'.E2:'results for day ahead'.E25 'results for day ahead'.F1:'results for day ahead'.F1 'results for day ahead'.F2:'results for day ahead'.F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roducers Revenue</text:p>
          </table:table-cell>
          <table:table-cell table:style-name="ce1" office:value-type="string" calcext:value-type="string">
            <text:p>Producers Fairness algorithm</text:p>
          </table:table-cell>
          <table:table-cell table:style-name="ce1" office:value-type="string" calcext:value-type="string">
            <text:p>Producers New algorithm</text:p>
          </table:table-cell>
          <table:table-cell table:style-name="ce1" office:value-type="string" calcext:value-type="string">
            <text:p>Consumers payment</text:p>
          </table:table-cell>
          <table:table-cell table:style-name="ce1" office:value-type="string" calcext:value-type="string">
            <text:p>Consumers fairness algorithm</text:p>
          </table:table-cell>
          <table:table-cell table:style-name="ce1" office:value-type="string" calcext:value-type="string">
            <text:p>Consumers new algorithm</text:p>
          </table:table-cell>
          <table:table-cell table:style-name="ce1" table:number-columns-repeated="1018"/>
        </table:table-row>
        <table:table-row table:style-name="ro2">
          <table:table-cell office:value-type="float" office:value="232.628" calcext:value-type="float">
            <text:p>232.628</text:p>
          </table:table-cell>
          <table:table-cell office:value-type="float" office:value="538.69" calcext:value-type="float">
            <text:p>538.69</text:p>
          </table:table-cell>
          <table:table-cell office:value-type="float" office:value="217.225" calcext:value-type="float">
            <text:p>217.225</text:p>
          </table:table-cell>
          <table:table-cell office:value-type="float" office:value="123969.347" calcext:value-type="float">
            <text:p>123969.347</text:p>
          </table:table-cell>
          <table:table-cell office:value-type="float" office:value="123965.567" calcext:value-type="float">
            <text:p>123965.567</text:p>
          </table:table-cell>
          <table:table-cell office:value-type="float" office:value="123944" calcext:value-type="float">
            <text:p>123944</text:p>
          </table:table-cell>
          <table:table-cell table:number-columns-repeated="1018"/>
        </table:table-row>
        <table:table-row table:style-name="ro2">
          <table:table-cell office:value-type="float" office:value="484.46" calcext:value-type="float">
            <text:p>484.46</text:p>
          </table:table-cell>
          <table:table-cell office:value-type="float" office:value="1111.385" calcext:value-type="float">
            <text:p>1111.385</text:p>
          </table:table-cell>
          <table:table-cell office:value-type="float" office:value="1075.966" calcext:value-type="float">
            <text:p>1075.966</text:p>
          </table:table-cell>
          <table:table-cell office:value-type="float" office:value="131593.858" calcext:value-type="float">
            <text:p>131593.858</text:p>
          </table:table-cell>
          <table:table-cell office:value-type="float" office:value="131576.148" calcext:value-type="float">
            <text:p>131576.148</text:p>
          </table:table-cell>
          <table:table-cell office:value-type="float" office:value="131540" calcext:value-type="float">
            <text:p>131540</text:p>
          </table:table-cell>
          <table:table-cell table:number-columns-repeated="1018"/>
        </table:table-row>
        <table:table-row table:style-name="ro2">
          <table:table-cell office:value-type="float" office:value="63.304" calcext:value-type="float">
            <text:p>63.304</text:p>
          </table:table-cell>
          <table:table-cell office:value-type="float" office:value="146.921" calcext:value-type="float">
            <text:p>146.921</text:p>
          </table:table-cell>
          <table:table-cell office:value-type="float" office:value="140.802" calcext:value-type="float">
            <text:p>140.802</text:p>
          </table:table-cell>
          <table:table-cell office:value-type="float" office:value="130882.561" calcext:value-type="float">
            <text:p>130882.561</text:p>
          </table:table-cell>
          <table:table-cell office:value-type="float" office:value="130881.944" calcext:value-type="float">
            <text:p>130881.944</text:p>
          </table:table-cell>
          <table:table-cell office:value-type="float" office:value="130875.8" calcext:value-type="float">
            <text:p>130875.8</text:p>
          </table:table-cell>
          <table:table-cell table:number-columns-repeated="1018"/>
        </table:table-row>
        <table:table-row table:style-name="ro2">
          <table:table-cell office:value-type="float" office:value="558.071" calcext:value-type="float">
            <text:p>558.071</text:p>
          </table:table-cell>
          <table:table-cell office:value-type="float" office:value="1281.16" calcext:value-type="float">
            <text:p>1281.16</text:p>
          </table:table-cell>
          <table:table-cell office:value-type="float" office:value="1239.45" calcext:value-type="float">
            <text:p>1239.45</text:p>
          </table:table-cell>
          <table:table-cell office:value-type="float" office:value="145938.858" calcext:value-type="float">
            <text:p>145938.858</text:p>
          </table:table-cell>
          <table:table-cell office:value-type="float" office:value="145919.364" calcext:value-type="float">
            <text:p>145919.364</text:p>
          </table:table-cell>
          <table:table-cell office:value-type="float" office:value="145877" calcext:value-type="float">
            <text:p>145877</text:p>
          </table:table-cell>
          <table:table-cell table:number-columns-repeated="1018"/>
        </table:table-row>
        <table:table-row table:style-name="ro2">
          <table:table-cell office:value-type="float" office:value="1015.575" calcext:value-type="float">
            <text:p>1015.575</text:p>
          </table:table-cell>
          <table:table-cell office:value-type="float" office:value="2295.15" calcext:value-type="float">
            <text:p>2295.15</text:p>
          </table:table-cell>
          <table:table-cell office:value-type="float" office:value="2249.78" calcext:value-type="float">
            <text:p>2249.78</text:p>
          </table:table-cell>
          <table:table-cell office:value-type="float" office:value="124206.183" calcext:value-type="float">
            <text:p>124206.183</text:p>
          </table:table-cell>
          <table:table-cell office:value-type="float" office:value="124134.408" calcext:value-type="float">
            <text:p>124134.408</text:p>
          </table:table-cell>
          <table:table-cell office:value-type="float" office:value="124089" calcext:value-type="float">
            <text:p>124089</text:p>
          </table:table-cell>
          <table:table-cell table:number-columns-repeated="1018"/>
        </table:table-row>
        <table:table-row table:style-name="ro2">
          <table:table-cell office:value-type="float" office:value="766.298" calcext:value-type="float">
            <text:p>766.298</text:p>
          </table:table-cell>
          <table:table-cell office:value-type="float" office:value="1687.597" calcext:value-type="float">
            <text:p>1687.597</text:p>
          </table:table-cell>
          <table:table-cell office:value-type="float" office:value="1690.1" calcext:value-type="float">
            <text:p>1690.1</text:p>
          </table:table-cell>
          <table:table-cell office:value-type="float" office:value="49805.84" calcext:value-type="float">
            <text:p>49805.84</text:p>
          </table:table-cell>
          <table:table-cell office:value-type="float" office:value="49707.485" calcext:value-type="float">
            <text:p>49707.485</text:p>
          </table:table-cell>
          <table:table-cell office:value-type="float" office:value="49710" calcext:value-type="float">
            <text:p>49710</text:p>
          </table:table-cell>
          <table:table-cell table:number-columns-repeated="1018"/>
        </table:table-row>
        <table:table-row table:style-name="ro2">
          <table:table-cell office:value-type="float" office:value="468.242" calcext:value-type="float">
            <text:p>468.242</text:p>
          </table:table-cell>
          <table:table-cell office:value-type="float" office:value="1055.16" calcext:value-type="float">
            <text:p>1055.16</text:p>
          </table:table-cell>
          <table:table-cell office:value-type="float" office:value="1036.9" calcext:value-type="float">
            <text:p>1036.9</text:p>
          </table:table-cell>
          <table:table-cell office:value-type="float" office:value="52345.837" calcext:value-type="float">
            <text:p>52345.837</text:p>
          </table:table-cell>
          <table:table-cell office:value-type="float" office:value="52309.702" calcext:value-type="float">
            <text:p>52309.702</text:p>
          </table:table-cell>
          <table:table-cell office:value-type="float" office:value="52291" calcext:value-type="float">
            <text:p>52291</text:p>
          </table:table-cell>
          <table:table-cell table:number-columns-repeated="1018"/>
        </table:table-row>
        <table:table-row table:style-name="ro2">
          <table:table-cell office:value-type="float" office:value="223.362" calcext:value-type="float">
            <text:p>223.362</text:p>
          </table:table-cell>
          <table:table-cell office:value-type="float" office:value="512.044" calcext:value-type="float">
            <text:p>512.044</text:p>
          </table:table-cell>
          <table:table-cell office:value-type="float" office:value="496.1" calcext:value-type="float">
            <text:p>496.1</text:p>
          </table:table-cell>
          <table:table-cell office:value-type="float" office:value="55680" calcext:value-type="float">
            <text:p>55680</text:p>
          </table:table-cell>
          <table:table-cell office:value-type="float" office:value="55671" calcext:value-type="float">
            <text:p>55671</text:p>
          </table:table-cell>
          <table:table-cell office:value-type="float" office:value="55655.6" calcext:value-type="float">
            <text:p>55655.6</text:p>
          </table:table-cell>
          <table:table-cell table:number-columns-repeated="1018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2148" calcext:value-type="float">
            <text:p>2148</text:p>
          </table:table-cell>
          <table:table-cell office:value-type="float" office:value="2403.87" calcext:value-type="float">
            <text:p>2403.87</text:p>
          </table:table-cell>
          <table:table-cell office:value-type="float" office:value="51964" calcext:value-type="float">
            <text:p>51964</text:p>
          </table:table-cell>
          <table:table-cell office:value-type="float" office:value="51463" calcext:value-type="float">
            <text:p>51463</text:p>
          </table:table-cell>
          <table:table-cell office:value-type="float" office:value="51718" calcext:value-type="float">
            <text:p>51718</text:p>
          </table:table-cell>
          <table:table-cell table:number-columns-repeated="1018"/>
        </table:table-row>
        <table:table-row table:style-name="ro2">
          <table:table-cell office:value-type="float" office:value="5751.85" calcext:value-type="float">
            <text:p>5751.85</text:p>
          </table:table-cell>
          <table:table-cell office:value-type="float" office:value="10405.66" calcext:value-type="float">
            <text:p>10405.66</text:p>
          </table:table-cell>
          <table:table-cell office:value-type="float" office:value="11891.5" calcext:value-type="float">
            <text:p>11891.5</text:p>
          </table:table-cell>
          <table:table-cell office:value-type="float" office:value="75131" calcext:value-type="float">
            <text:p>75131</text:p>
          </table:table-cell>
          <table:table-cell office:value-type="float" office:value="72132" calcext:value-type="float">
            <text:p>72132</text:p>
          </table:table-cell>
          <table:table-cell office:value-type="float" office:value="73618" calcext:value-type="float">
            <text:p>73618</text:p>
          </table:table-cell>
          <table:table-cell table:number-columns-repeated="1018"/>
        </table:table-row>
        <table:table-row table:style-name="ro2">
          <table:table-cell office:value-type="float" office:value="8201.5" calcext:value-type="float">
            <text:p>8201.5</text:p>
          </table:table-cell>
          <table:table-cell office:value-type="float" office:value="15350" calcext:value-type="float">
            <text:p>15350</text:p>
          </table:table-cell>
          <table:table-cell office:value-type="float" office:value="17269" calcext:value-type="float">
            <text:p>17269</text:p>
          </table:table-cell>
          <table:table-cell office:value-type="float" office:value="76616" calcext:value-type="float">
            <text:p>76616</text:p>
          </table:table-cell>
          <table:table-cell office:value-type="float" office:value="72852" calcext:value-type="float">
            <text:p>72852</text:p>
          </table:table-cell>
          <table:table-cell office:value-type="float" office:value="74771" calcext:value-type="float">
            <text:p>74771</text:p>
          </table:table-cell>
          <table:table-cell table:number-columns-repeated="1018"/>
        </table:table-row>
        <table:table-row table:style-name="ro2">
          <table:table-cell office:value-type="float" office:value="7029" calcext:value-type="float">
            <text:p>7029</text:p>
          </table:table-cell>
          <table:table-cell office:value-type="float" office:value="14727.51" calcext:value-type="float">
            <text:p>14727.51</text:p>
          </table:table-cell>
          <table:table-cell office:value-type="float" office:value="15349.96" calcext:value-type="float">
            <text:p>15349.96</text:p>
          </table:table-cell>
          <table:table-cell office:value-type="float" office:value="84836" calcext:value-type="float">
            <text:p>84836</text:p>
          </table:table-cell>
          <table:table-cell office:value-type="float" office:value="83180" calcext:value-type="float">
            <text:p>83180</text:p>
          </table:table-cell>
          <table:table-cell office:value-type="float" office:value="83802.7" calcext:value-type="float">
            <text:p>83802.7</text:p>
          </table:table-cell>
          <table:table-cell table:number-columns-repeated="1018"/>
        </table:table-row>
        <table:table-row table:style-name="ro2">
          <table:table-cell office:value-type="float" office:value="9263" calcext:value-type="float">
            <text:p>9263</text:p>
          </table:table-cell>
          <table:table-cell office:value-type="float" office:value="17315" calcext:value-type="float">
            <text:p>17315</text:p>
          </table:table-cell>
          <table:table-cell office:value-type="float" office:value="19489.75" calcext:value-type="float">
            <text:p>19489.75</text:p>
          </table:table-cell>
          <table:table-cell office:value-type="float" office:value="107957" calcext:value-type="float">
            <text:p>107957</text:p>
          </table:table-cell>
          <table:table-cell office:value-type="float" office:value="103683" calcext:value-type="float">
            <text:p>103683</text:p>
          </table:table-cell>
          <table:table-cell office:value-type="float" office:value="105858" calcext:value-type="float">
            <text:p>105858</text:p>
          </table:table-cell>
          <table:table-cell table:number-columns-repeated="1018"/>
        </table:table-row>
        <table:table-row table:style-name="ro2">
          <table:table-cell office:value-type="float" office:value="9386" calcext:value-type="float">
            <text:p>9386</text:p>
          </table:table-cell>
          <table:table-cell office:value-type="float" office:value="17812" calcext:value-type="float">
            <text:p>17812</text:p>
          </table:table-cell>
          <table:table-cell office:value-type="float" office:value="19878.4" calcext:value-type="float">
            <text:p>19878.4</text:p>
          </table:table-cell>
          <table:table-cell office:value-type="float" office:value="96749" calcext:value-type="float">
            <text:p>96749</text:p>
          </table:table-cell>
          <table:table-cell office:value-type="float" office:value="92685" calcext:value-type="float">
            <text:p>92685</text:p>
          </table:table-cell>
          <table:table-cell office:value-type="float" office:value="94752" calcext:value-type="float">
            <text:p>94752</text:p>
          </table:table-cell>
          <table:table-cell table:number-columns-repeated="1018"/>
        </table:table-row>
        <table:table-row table:style-name="ro2">
          <table:table-cell office:value-type="float" office:value="6945.9" calcext:value-type="float">
            <text:p>6945.9</text:p>
          </table:table-cell>
          <table:table-cell office:value-type="float" office:value="14128.82" calcext:value-type="float">
            <text:p>14128.82</text:p>
          </table:table-cell>
          <table:table-cell office:value-type="float" office:value="15054.2" calcext:value-type="float">
            <text:p>15054.2</text:p>
          </table:table-cell>
          <table:table-cell office:value-type="float" office:value="93579.54" calcext:value-type="float">
            <text:p>93579.54</text:p>
          </table:table-cell>
          <table:table-cell office:value-type="float" office:value="91520" calcext:value-type="float">
            <text:p>91520</text:p>
          </table:table-cell>
          <table:table-cell office:value-type="float" office:value="92445" calcext:value-type="float">
            <text:p>92445</text:p>
          </table:table-cell>
          <table:table-cell table:number-columns-repeated="1018"/>
        </table:table-row>
        <table:table-row table:style-name="ro2">
          <table:table-cell office:value-type="float" office:value="6025" calcext:value-type="float">
            <text:p>6025</text:p>
          </table:table-cell>
          <table:table-cell office:value-type="float" office:value="13402.51" calcext:value-type="float">
            <text:p>13402.51</text:p>
          </table:table-cell>
          <table:table-cell office:value-type="float" office:value="13314" calcext:value-type="float">
            <text:p>13314</text:p>
          </table:table-cell>
          <table:table-cell office:value-type="float" office:value="104858" calcext:value-type="float">
            <text:p>104858</text:p>
          </table:table-cell>
          <table:table-cell office:value-type="float" office:value="104217" calcext:value-type="float">
            <text:p>104217</text:p>
          </table:table-cell>
          <table:table-cell office:value-type="float" office:value="104129" calcext:value-type="float">
            <text:p>104129</text:p>
          </table:table-cell>
          <table:table-cell table:number-columns-repeated="1018"/>
        </table:table-row>
        <table:table-row table:style-name="ro2">
          <table:table-cell office:value-type="float" office:value="1318.8" calcext:value-type="float">
            <text:p>1318.8</text:p>
          </table:table-cell>
          <table:table-cell office:value-type="float" office:value="2950.43" calcext:value-type="float">
            <text:p>2950.43</text:p>
          </table:table-cell>
          <table:table-cell office:value-type="float" office:value="2917.22" calcext:value-type="float">
            <text:p>2917.22</text:p>
          </table:table-cell>
          <table:table-cell office:value-type="float" office:value="104349" calcext:value-type="float">
            <text:p>104349</text:p>
          </table:table-cell>
          <table:table-cell office:value-type="float" office:value="104226" calcext:value-type="float">
            <text:p>104226</text:p>
          </table:table-cell>
          <table:table-cell office:value-type="float" office:value="104192" calcext:value-type="float">
            <text:p>104192</text:p>
          </table:table-cell>
          <table:table-cell table:number-columns-repeated="1018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2377.1" calcext:value-type="float">
            <text:p>2377.1</text:p>
          </table:table-cell>
          <table:table-cell office:value-type="float" office:value="2346.1" calcext:value-type="float">
            <text:p>2346.1</text:p>
          </table:table-cell>
          <table:table-cell office:value-type="float" office:value="99334.7" calcext:value-type="float">
            <text:p>99334.7</text:p>
          </table:table-cell>
          <table:table-cell office:value-type="float" office:value="99239" calcext:value-type="float">
            <text:p>99239</text:p>
          </table:table-cell>
          <table:table-cell office:value-type="float" office:value="99208" calcext:value-type="float">
            <text:p>99208</text:p>
          </table:table-cell>
          <table:table-cell table:number-columns-repeated="1018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2574" calcext:value-type="float">
            <text:p>2574</text:p>
          </table:table-cell>
          <table:table-cell office:value-type="float" office:value="2491.97" calcext:value-type="float">
            <text:p>2491.97</text:p>
          </table:table-cell>
          <table:table-cell office:value-type="float" office:value="107530" calcext:value-type="float">
            <text:p>107530</text:p>
          </table:table-cell>
          <table:table-cell office:value-type="float" office:value="107489" calcext:value-type="float">
            <text:p>107489</text:p>
          </table:table-cell>
          <table:table-cell office:value-type="float" office:value="107407" calcext:value-type="float">
            <text:p>107407</text:p>
          </table:table-cell>
          <table:table-cell table:number-columns-repeated="1018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514.77" calcext:value-type="float">
            <text:p>1514.77</text:p>
          </table:table-cell>
          <table:table-cell office:value-type="float" office:value="1462.4" calcext:value-type="float">
            <text:p>1462.4</text:p>
          </table:table-cell>
          <table:table-cell office:value-type="float" office:value="151832" calcext:value-type="float">
            <text:p>151832</text:p>
          </table:table-cell>
          <table:table-cell office:value-type="float" office:value="151813" calcext:value-type="float">
            <text:p>151813</text:p>
          </table:table-cell>
          <table:table-cell office:value-type="float" office:value="151760" calcext:value-type="float">
            <text:p>151760</text:p>
          </table:table-cell>
          <table:table-cell table:number-columns-repeated="1018"/>
        </table:table-row>
        <table:table-row table:style-name="ro2">
          <table:table-cell office:value-type="float" office:value="482.9" calcext:value-type="float">
            <text:p>482.9</text:p>
          </table:table-cell>
          <table:table-cell office:value-type="float" office:value="1125.6" calcext:value-type="float">
            <text:p>1125.6</text:p>
          </table:table-cell>
          <table:table-cell office:value-type="float" office:value="1075.018" calcext:value-type="float">
            <text:p>1075.018</text:p>
          </table:table-cell>
          <table:table-cell office:value-type="float" office:value="163191" calcext:value-type="float">
            <text:p>163191</text:p>
          </table:table-cell>
          <table:table-cell office:value-type="float" office:value="163190" calcext:value-type="float">
            <text:p>163190</text:p>
          </table:table-cell>
          <table:table-cell office:value-type="float" office:value="163140" calcext:value-type="float">
            <text:p>163140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8721" calcext:value-type="float">
            <text:p>138721</text:p>
          </table:table-cell>
          <table:table-cell table:number-columns-repeated="1018"/>
        </table:table-row>
        <table:table-row table:style-name="ro2">
          <table:table-cell office:value-type="float" office:value="173.7" calcext:value-type="float">
            <text:p>173.7</text:p>
          </table:table-cell>
          <table:table-cell office:value-type="float" office:value="393.8" calcext:value-type="float">
            <text:p>393.8</text:p>
          </table:table-cell>
          <table:table-cell office:value-type="float" office:value="385.192" calcext:value-type="float">
            <text:p>385.192</text:p>
          </table:table-cell>
          <table:table-cell office:value-type="float" office:value="140272.583" calcext:value-type="float">
            <text:p>140272.583</text:p>
          </table:table-cell>
          <table:table-cell office:value-type="float" office:value="140251" calcext:value-type="float">
            <text:p>140251</text:p>
          </table:table-cell>
          <table:table-cell office:value-type="float" office:value="140252.822" calcext:value-type="float">
            <text:p>140252.822</text:p>
          </table:table-cell>
          <table:table-cell table:number-columns-repeated="1018"/>
        </table:table-row>
        <table:table-row table:style-name="ro2">
          <table:table-cell office:value-type="float" office:value="784.7" calcext:value-type="float">
            <text:p>784.7</text:p>
          </table:table-cell>
          <table:table-cell office:value-type="float" office:value="1772.89" calcext:value-type="float">
            <text:p>1772.89</text:p>
          </table:table-cell>
          <table:table-cell office:value-type="float" office:value="1738.5" calcext:value-type="float">
            <text:p>1738.5</text:p>
          </table:table-cell>
          <table:table-cell office:value-type="float" office:value="101132" calcext:value-type="float">
            <text:p>101132</text:p>
          </table:table-cell>
          <table:table-cell office:value-type="float" office:value="101076" calcext:value-type="float">
            <text:p>101076</text:p>
          </table:table-cell>
          <table:table-cell office:value-type="float" office:value="101041" calcext:value-type="float">
            <text:p>101041</text:p>
          </table:table-cell>
          <table:table-cell table:number-columns-repeated="1018"/>
        </table:table-row>
        <table:table-row table:style-name="ro3" table:number-rows-repeated="2">
          <table:table-cell table:style-name="ce2" table:number-columns-repeated="3"/>
          <table:table-cell table:style-name="ce6"/>
          <table:table-cell table:number-columns-repeated="1020"/>
        </table:table-row>
        <table:table-row table:style-name="ro4">
          <table:table-cell table:style-name="ce3" office:value-type="string" calcext:value-type="string">
            <text:p>Total revenue</text:p>
          </table:table-cell>
          <table:table-cell table:style-name="ce2" table:formula="of:=SUM([.A1:.A25])" office:value-type="float" office:value="63150.29" calcext:value-type="float">
            <text:p>63150.29</text:p>
          </table:table-cell>
          <table:table-cell/>
          <table:table-cell table:style-name="ce6"/>
          <table:table-cell table:style-name="ce7" office:value-type="string" calcext:value-type="string">
            <text:p>Revenue increase with fairness algorithm</text:p>
          </table:table-cell>
          <table:table-cell table:style-name="ce10" office:value-type="string" calcext:value-type="string">
            <text:p>Revenue with new algorithm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Fairness algorithm</text:p>
          </table:table-cell>
          <table:table-cell table:style-name="ce2" table:formula="of:=SUM([.B1:.B25])" office:value-type="float" office:value="126626.197" calcext:value-type="float">
            <text:p>126626.197</text:p>
          </table:table-cell>
          <table:table-cell table:style-name="ce2"/>
          <table:table-cell table:style-name="ce6"/>
          <table:table-cell office:value-type="float" office:value="6347597.7" calcext:value-type="float">
            <text:p>6347597.7</text:p>
          </table:table-cell>
          <table:table-cell office:value-type="float" office:value="7206311.3" calcext:value-type="float">
            <text:p>7206311.3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New algorithm</text:p>
          </table:table-cell>
          <table:table-cell table:style-name="ce2" table:formula="of:=SUM([.C2:.C25])" office:value-type="float" office:value="135213.403" calcext:value-type="float">
            <text:p>135213.403</text:p>
          </table:table-cell>
          <table:table-cell table:style-name="ce2"/>
          <table:table-cell table:style-name="ce6"/>
          <table:table-cell table:style-name="ce8" table:formula="of:=([.B29]-[.B28])/[.B28]" office:value-type="percentage" office:value="1.00515622335226" calcext:value-type="percentage">
            <text:p>100.52%</text:p>
          </table:table-cell>
          <table:table-cell table:style-name="ce8" table:formula="of:=([.B30]-[.B28])/[.B28]" office:value-type="percentage" office:value="1.1411366915338" calcext:value-type="percentage">
            <text:p>114.11%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2" table:number-columns-repeated="2"/>
          <table:table-cell table:style-name="ce6"/>
          <table:table-cell office:value-type="string" calcext:value-type="string">
            <text:p>Payments with fairness algorithm</text:p>
          </table:table-cell>
          <table:table-cell office:value-type="string" calcext:value-type="string">
            <text:p>Payments with new algorithm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Consumer payment</text:p>
          </table:table-cell>
          <table:table-cell table:style-name="ce2" table:formula="of:=SUM([.D1:.D25])" office:value-type="float" office:value="2512475.307" calcext:value-type="float">
            <text:p>2512475.307</text:p>
          </table:table-cell>
          <table:table-cell table:style-name="ce2"/>
          <table:table-cell table:style-name="ce6"/>
          <table:table-cell table:formula="of:=[.B33]-[.B32]" office:value-type="float" office:value="-20572.6890000002" calcext:value-type="float">
            <text:p>-20572.6890000002</text:p>
          </table:table-cell>
          <table:table-cell table:formula="of:=[.B34]-[.B32]" office:value-type="float" office:value="-11677.3850000002" calcext:value-type="float">
            <text:p>-11677.3850000002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Fairness algorithm</text:p>
          </table:table-cell>
          <table:table-cell table:style-name="ce2" table:formula="of:=SUM([.E1:.E25])" office:value-type="float" office:value="2491902.618" calcext:value-type="float">
            <text:p>2491902.618</text:p>
          </table:table-cell>
          <table:table-cell table:style-name="ce2"/>
          <table:table-cell table:style-name="ce6"/>
          <table:table-cell table:style-name="ce8" office:value-type="percentage" office:value="-0.0082" calcext:value-type="percentage">
            <text:p>-0.82%</text:p>
          </table:table-cell>
          <table:table-cell table:style-name="ce8" office:value-type="percentage" office:value="-0.0046" calcext:value-type="percentage">
            <text:p>-0.46%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New algorithm</text:p>
          </table:table-cell>
          <table:table-cell table:style-name="ce2" table:formula="of:=SUM([.F1:.F25])" office:value-type="float" office:value="2500797.922" calcext:value-type="float">
            <text:p>2500797.922</text:p>
          </table:table-cell>
          <table:table-cell table:style-name="ce2"/>
          <table:table-cell table:style-name="ce6"/>
          <table:table-cell table:number-columns-repeated="1020"/>
        </table:table-row>
        <table:table-row table:style-name="ro3">
          <table:table-cell table:style-name="ce2"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3">
          <table:table-cell table:style-name="ce2" table:number-columns-repeated="3"/>
          <table:table-cell table:style-name="ce6"/>
          <table:table-cell table:number-columns-repeated="1020"/>
        </table:table-row>
        <table:table-row table:style-name="ro2">
          <table:table-cell table:style-name="ce4"/>
          <table:table-cell table:style-name="ce5" table:number-columns-repeated="2"/>
          <table:table-cell table:number-columns-repeated="2"/>
          <table:table-cell table:style-name="ce9" table:number-columns-repeated="13"/>
          <table:table-cell table:style-name="ce11"/>
          <table:table-cell table:number-columns-repeated="1005"/>
        </table:table-row>
      </table:table>
      <table:table table:name="Day ahead energy community data" table:style-name="ta1">
        <table:shapes>
          <draw:frame draw:z-index="0" draw:style-name="gr1" draw:text-style-name="P1" svg:width="453.54pt" svg:height="254.95pt" svg:x="42.92pt" svg:y="523.96pt">
            <loext:p draw:notify-on-update-of-ranges="'Day ahead energy community data'.B2:'Day ahead energy community data'.B26 'Day ahead energy community data'.K1:'Day ahead energy community data'.K1 'Day ahead energy community data'.K2:'Day ahead energy community data'.K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5.92pt" svg:y="527.44pt">
            <loext:p draw:notify-on-update-of-ranges="'Day ahead energy community data'.B2:'Day ahead energy community data'.B26 'Day ahead energy community data'.L1:'Day ahead energy community data'.L1 'Day ahead energy community data'.L2:'Day ahead energy community data'.L26 'Day ahead energy community data'.M1:'Day ahead energy community data'.M1 'Day ahead energy community data'.M2:'Day ahead energy community data'.M26 'Day ahead energy community data'.N1:'Day ahead energy community data'.N1 'Day ahead energy community data'.N2:'Day ahead energy community data'.N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ce2"/>
        <table:table-column table:style-name="co10" table:default-cell-style-name="ce14"/>
        <table:table-column table:style-name="co7" table:number-columns-repeated="2" table:default-cell-style-name="ce2"/>
        <table:table-column table:style-name="co7" table:default-cell-style-name="ce18"/>
        <table:table-column table:style-name="co7" table:number-columns-repeated="3" table:default-cell-style-name="Default"/>
        <table:table-column table:style-name="co7" table:default-cell-style-name="ce6"/>
        <table:table-column table:style-name="co4" table:default-cell-style-name="Default"/>
        <table:table-column table:style-name="co11" table:default-cell-style-name="ce19"/>
        <table:table-column table:style-name="co12" table:default-cell-style-name="ce2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5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Hour</text:p>
          </table:table-cell>
          <table:table-cell table:style-name="ce13" office:value-type="string" calcext:value-type="string">
            <text:p>House 1</text:p>
          </table:table-cell>
          <table:table-cell table:style-name="ce12" office:value-type="string" calcext:value-type="string">
            <text:p>House 2</text:p>
          </table:table-cell>
          <table:table-cell table:style-name="ce13" office:value-type="string" calcext:value-type="string">
            <text:p>House 3</text:p>
          </table:table-cell>
          <table:table-cell table:style-name="ce17" office:value-type="string" calcext:value-type="string">
            <text:p>House 4</text:p>
          </table:table-cell>
          <table:table-cell table:style-name="ce13" office:value-type="string" calcext:value-type="string">
            <text:p>House 5</text:p>
          </table:table-cell>
          <table:table-cell table:style-name="ce13" office:value-type="string" calcext:value-type="string">
            <text:p>Office 1</text:p>
          </table:table-cell>
          <table:table-cell table:style-name="ce13" office:value-type="string" calcext:value-type="string">
            <text:p>Office 2</text:p>
          </table:table-cell>
          <table:table-cell table:style-name="ce13" office:value-type="string" calcext:value-type="string">
            <text:p>Bar</text:p>
          </table:table-cell>
          <table:table-cell table:style-name="ce13" office:value-type="string" calcext:value-type="string">
            <text:p>Total consumption</text:p>
          </table:table-cell>
          <table:table-cell table:style-name="ce13" office:value-type="string" calcext:value-type="string">
            <text:p>Wind generation</text:p>
          </table:table-cell>
          <table:table-cell table:style-name="ce13" office:value-type="string" calcext:value-type="string">
            <text:p>Solar generation</text:p>
          </table:table-cell>
          <table:table-cell table:style-name="ce13" office:value-type="string" calcext:value-type="string">
            <text:p>Total generation</text:p>
          </table:table-cell>
          <table:table-cell table:style-name="ce13" office:value-type="string" calcext:value-type="string">
            <text:p>Price with fairness algorithm</text:p>
          </table:table-cell>
          <table:table-cell table:style-name="ce13" office:value-type="string" calcext:value-type="string">
            <text:p>Price with error function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0:00:00</text:p>
          </table:table-cell>
          <table:table-cell office:value-type="float" office:value="329.68" calcext:value-type="float">
            <text:p>329.68</text:p>
          </table:table-cell>
          <table:table-cell office:value-type="float" office:value="386.96" calcext:value-type="float">
            <text:p>386.96</text:p>
          </table:table-cell>
          <table:table-cell office:value-type="float" office:value="190.78" calcext:value-type="float">
            <text:p>190.78</text:p>
          </table:table-cell>
          <table:table-cell office:value-type="float" office:value="161.68" calcext:value-type="float">
            <text:p>161.68</text:p>
          </table:table-cell>
          <table:table-cell office:value-type="float" office:value="1212.99583333333" calcext:value-type="float">
            <text:p>1212.9958333333</text:p>
          </table:table-cell>
          <table:table-cell office:value-type="float" office:value="1761.01244846667" calcext:value-type="float">
            <text:p>1761.0124484667</text:p>
          </table:table-cell>
          <table:table-cell office:value-type="float" office:value="1289.81" calcext:value-type="float">
            <text:p>1289.81</text:p>
          </table:table-cell>
          <table:table-cell office:value-type="float" office:value="11951.063316" calcext:value-type="float">
            <text:p>11951.06</text:p>
          </table:table-cell>
          <table:table-cell table:formula="of:=SUM([.C2:.J2])" office:value-type="float" office:value="17283.9815978" calcext:value-type="float">
            <text:p>17283.9815978</text:p>
          </table:table-cell>
          <table:table-cell office:value-type="float" office:value="75.5980861244019" calcext:value-type="float">
            <text:p>75.60</text:p>
          </table:table-cell>
          <table:table-cell office:value-type="float" office:value="0" calcext:value-type="float">
            <text:p>0.00</text:p>
          </table:table-cell>
          <table:table-cell table:formula="of:=SUM([.L2:.M2])" office:value-type="float" office:value="75.5980861244019" calcext:value-type="float">
            <text:p>75.5980861244</text:p>
          </table:table-cell>
          <table:table-cell office:value-type="float" office:value="28.49" calcext:value-type="float">
            <text:p>28.49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1:00:00</text:p>
          </table:table-cell>
          <table:table-cell office:value-type="float" office:value="80.67" calcext:value-type="float">
            <text:p>80.67</text:p>
          </table:table-cell>
          <table:table-cell office:value-type="float" office:value="255.92" calcext:value-type="float">
            <text:p>255.92</text:p>
          </table:table-cell>
          <table:table-cell office:value-type="float" office:value="86.07" calcext:value-type="float">
            <text:p>86.07</text:p>
          </table:table-cell>
          <table:table-cell office:value-type="float" office:value="239.25" calcext:value-type="float">
            <text:p>239.25</text:p>
          </table:table-cell>
          <table:table-cell office:value-type="float" office:value="744.074166666667" calcext:value-type="float">
            <text:p>744.0741666667</text:p>
          </table:table-cell>
          <table:table-cell office:value-type="float" office:value="1785.72274533333" calcext:value-type="float">
            <text:p>1785.7227453333</text:p>
          </table:table-cell>
          <table:table-cell office:value-type="float" office:value="1154.88" calcext:value-type="float">
            <text:p>1154.88</text:p>
          </table:table-cell>
          <table:table-cell office:value-type="float" office:value="14000.843772" calcext:value-type="float">
            <text:p>14000.84</text:p>
          </table:table-cell>
          <table:table-cell table:formula="of:=SUM([.C3:.J3])" office:value-type="float" office:value="18347.430684" calcext:value-type="float">
            <text:p>18347.430684</text:p>
          </table:table-cell>
          <table:table-cell office:value-type="float" office:value="157.416267942584" calcext:value-type="float">
            <text:p>157.42</text:p>
          </table:table-cell>
          <table:table-cell office:value-type="float" office:value="0" calcext:value-type="float">
            <text:p>0.00</text:p>
          </table:table-cell>
          <table:table-cell table:formula="of:=SUM([.L3:.M3])" office:value-type="float" office:value="157.416267942584" calcext:value-type="float">
            <text:p>157.4162679426</text:p>
          </table:table-cell>
          <table:table-cell office:value-type="float" office:value="28.24" calcext:value-type="float">
            <text:p>28.24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2:00:00</text:p>
          </table:table-cell>
          <table:table-cell office:value-type="float" office:value="0" calcext:value-type="float">
            <text:p>0</text:p>
          </table:table-cell>
          <table:table-cell office:value-type="float" office:value="125.02" calcext:value-type="float">
            <text:p>125.02</text:p>
          </table:table-cell>
          <table:table-cell office:value-type="float" office:value="37.85" calcext:value-type="float">
            <text:p>37.85</text:p>
          </table:table-cell>
          <table:table-cell office:value-type="float" office:value="98.81" calcext:value-type="float">
            <text:p>98.81</text:p>
          </table:table-cell>
          <table:table-cell office:value-type="float" office:value="150.5425" calcext:value-type="float">
            <text:p>150.5425</text:p>
          </table:table-cell>
          <table:table-cell office:value-type="float" office:value="1348.12000813333" calcext:value-type="float">
            <text:p>1348.1200081333</text:p>
          </table:table-cell>
          <table:table-cell office:value-type="float" office:value="1103.64" calcext:value-type="float">
            <text:p>1103.64</text:p>
          </table:table-cell>
          <table:table-cell office:value-type="float" office:value="15383.85276" calcext:value-type="float">
            <text:p>15383.85</text:p>
          </table:table-cell>
          <table:table-cell table:formula="of:=SUM([.C4:.J4])" office:value-type="float" office:value="18247.8352681333" calcext:value-type="float">
            <text:p>18247.8352681333</text:p>
          </table:table-cell>
          <table:table-cell office:value-type="float" office:value="20.5741626794258" calcext:value-type="float">
            <text:p>20.57</text:p>
          </table:table-cell>
          <table:table-cell office:value-type="float" office:value="0" calcext:value-type="float">
            <text:p>0.00</text:p>
          </table:table-cell>
          <table:table-cell table:formula="of:=SUM([.L4:.M4])" office:value-type="float" office:value="20.5741626794258" calcext:value-type="float">
            <text:p>20.5741626794</text:p>
          </table:table-cell>
          <table:table-cell office:value-type="float" office:value="28.57" calcext:value-type="float">
            <text:p>28.57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3:00:00</text:p>
          </table:table-cell>
          <table:table-cell office:value-type="float" office:value="146.89" calcext:value-type="float">
            <text:p>146.89</text:p>
          </table:table-cell>
          <table:table-cell office:value-type="float" office:value="257.11" calcext:value-type="float">
            <text:p>257.11</text:p>
          </table:table-cell>
          <table:table-cell office:value-type="float" office:value="107.3" calcext:value-type="float">
            <text:p>107.3</text:p>
          </table:table-cell>
          <table:table-cell office:value-type="float" office:value="205.54" calcext:value-type="float">
            <text:p>205.54</text:p>
          </table:table-cell>
          <table:table-cell office:value-type="float" office:value="1379.43416666667" calcext:value-type="float">
            <text:p>1379.4341666667</text:p>
          </table:table-cell>
          <table:table-cell office:value-type="float" office:value="3207.80996206667" calcext:value-type="float">
            <text:p>3207.8099620667</text:p>
          </table:table-cell>
          <table:table-cell office:value-type="float" office:value="1116.34" calcext:value-type="float">
            <text:p>1116.34</text:p>
          </table:table-cell>
          <table:table-cell office:value-type="float" office:value="13926.57715" calcext:value-type="float">
            <text:p>13926.58</text:p>
          </table:table-cell>
          <table:table-cell table:formula="of:=SUM([.C5:.J5])" office:value-type="float" office:value="20347.0012787333" calcext:value-type="float">
            <text:p>20347.0012787333</text:p>
          </table:table-cell>
          <table:table-cell office:value-type="float" office:value="181.33971291866" calcext:value-type="float">
            <text:p>181.34</text:p>
          </table:table-cell>
          <table:table-cell office:value-type="float" office:value="0" calcext:value-type="float">
            <text:p>0.00</text:p>
          </table:table-cell>
          <table:table-cell table:formula="of:=SUM([.L5:.M5])" office:value-type="float" office:value="181.33971291866" calcext:value-type="float">
            <text:p>181.3397129187</text:p>
          </table:table-cell>
          <table:table-cell office:value-type="float" office:value="28.26" calcext:value-type="float">
            <text:p>28.26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4:00:00</text:p>
          </table:table-cell>
          <table:table-cell office:value-type="float" office:value="0" calcext:value-type="float">
            <text:p>0</text:p>
          </table:table-cell>
          <table:table-cell office:value-type="float" office:value="124.59" calcext:value-type="float">
            <text:p>124.59</text:p>
          </table:table-cell>
          <table:table-cell office:value-type="float" office:value="25.66" calcext:value-type="float">
            <text:p>25.66</text:p>
          </table:table-cell>
          <table:table-cell office:value-type="float" office:value="30.13" calcext:value-type="float">
            <text:p>30.13</text:p>
          </table:table-cell>
          <table:table-cell office:value-type="float" office:value="787.346666666667" calcext:value-type="float">
            <text:p>787.3466666667</text:p>
          </table:table-cell>
          <table:table-cell office:value-type="float" office:value="2473.74416746667" calcext:value-type="float">
            <text:p>2473.7441674667</text:p>
          </table:table-cell>
          <table:table-cell office:value-type="float" office:value="1129.44" calcext:value-type="float">
            <text:p>1129.44</text:p>
          </table:table-cell>
          <table:table-cell office:value-type="float" office:value="12746.258876" calcext:value-type="float">
            <text:p>12746.26</text:p>
          </table:table-cell>
          <table:table-cell table:formula="of:=SUM([.C6:.J6])" office:value-type="float" office:value="17317.1697101333" calcext:value-type="float">
            <text:p>17317.1697101333</text:p>
          </table:table-cell>
          <table:table-cell office:value-type="float" office:value="330.143540669856" calcext:value-type="float">
            <text:p>330.14</text:p>
          </table:table-cell>
          <table:table-cell office:value-type="float" office:value="0" calcext:value-type="float">
            <text:p>0.00</text:p>
          </table:table-cell>
          <table:table-cell table:formula="of:=SUM([.L6:.M6])" office:value-type="float" office:value="330.143540669856" calcext:value-type="float">
            <text:p>330.1435406699</text:p>
          </table:table-cell>
          <table:table-cell office:value-type="float" office:value="27.82" calcext:value-type="float">
            <text:p>27.82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5:00:00</text:p>
          </table:table-cell>
          <table:table-cell office:value-type="float" office:value="128.04" calcext:value-type="float">
            <text:p>128.04</text:p>
          </table:table-cell>
          <table:table-cell office:value-type="float" office:value="124.31" calcext:value-type="float">
            <text:p>124.31</text:p>
          </table:table-cell>
          <table:table-cell office:value-type="float" office:value="111.77" calcext:value-type="float">
            <text:p>111.77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80.60166666667" calcext:value-type="float">
            <text:p>1080.6016666667</text:p>
          </table:table-cell>
          <table:table-cell office:value-type="float" office:value="1344.1881918" calcext:value-type="float">
            <text:p>1344.1881918</text:p>
          </table:table-cell>
          <table:table-cell office:value-type="float" office:value="1132.56" calcext:value-type="float">
            <text:p>1132.56</text:p>
          </table:table-cell>
          <table:table-cell office:value-type="float" office:value="2922.438337" calcext:value-type="float">
            <text:p>2922.44</text:p>
          </table:table-cell>
          <table:table-cell table:formula="of:=SUM([.C7:.J7])" office:value-type="float" office:value="6944.04819546667" calcext:value-type="float">
            <text:p>6944.0481954667</text:p>
          </table:table-cell>
          <table:table-cell office:value-type="float" office:value="249.282296650718" calcext:value-type="float">
            <text:p>249.28</text:p>
          </table:table-cell>
          <table:table-cell office:value-type="float" office:value="0" calcext:value-type="float">
            <text:p>0.00</text:p>
          </table:table-cell>
          <table:table-cell table:formula="of:=SUM([.L7:.M7])" office:value-type="float" office:value="249.282296650718" calcext:value-type="float">
            <text:p>249.2822966507</text:p>
          </table:table-cell>
          <table:table-cell office:value-type="float" office:value="27.11" calcext:value-type="float">
            <text:p>27.11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6:00:00</text:p>
          </table:table-cell>
          <table:table-cell office:value-type="float" office:value="0" calcext:value-type="float">
            <text:p>0</text:p>
          </table:table-cell>
          <table:table-cell office:value-type="float" office:value="245.22" calcext:value-type="float">
            <text:p>245.22</text:p>
          </table:table-cell>
          <table:table-cell office:value-type="float" office:value="25.84" calcext:value-type="float">
            <text:p>25.84</text:p>
          </table:table-cell>
          <table:table-cell office:value-type="float" office:value="223.27" calcext:value-type="float">
            <text:p>223.27</text:p>
          </table:table-cell>
          <table:table-cell office:value-type="float" office:value="148.738333333333" calcext:value-type="float">
            <text:p>148.7383333333</text:p>
          </table:table-cell>
          <table:table-cell office:value-type="float" office:value="1880.26854763333" calcext:value-type="float">
            <text:p>1880.2685476333</text:p>
          </table:table-cell>
          <table:table-cell office:value-type="float" office:value="1138.24" calcext:value-type="float">
            <text:p>1138.24</text:p>
          </table:table-cell>
          <table:table-cell office:value-type="float" office:value="3636.55137" calcext:value-type="float">
            <text:p>3636.55</text:p>
          </table:table-cell>
          <table:table-cell table:formula="of:=SUM([.C8:.J8])" office:value-type="float" office:value="7298.12825096666" calcext:value-type="float">
            <text:p>7298.1282509667</text:p>
          </table:table-cell>
          <table:table-cell office:value-type="float" office:value="152.153110047847" calcext:value-type="float">
            <text:p>152.15</text:p>
          </table:table-cell>
          <table:table-cell office:value-type="float" office:value="0" calcext:value-type="float">
            <text:p>0.00</text:p>
          </table:table-cell>
          <table:table-cell table:formula="of:=SUM([.L8:.M8])" office:value-type="float" office:value="152.153110047847" calcext:value-type="float">
            <text:p>152.1531100478</text:p>
          </table:table-cell>
          <table:table-cell office:value-type="float" office:value="27.74" calcext:value-type="float">
            <text:p>27.74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7:00:00</text:p>
          </table:table-cell>
          <table:table-cell office:value-type="float" office:value="0" calcext:value-type="float">
            <text:p>0</text:p>
          </table:table-cell>
          <table:table-cell office:value-type="float" office:value="162.38" calcext:value-type="float">
            <text:p>162.38</text:p>
          </table:table-cell>
          <table:table-cell office:value-type="float" office:value="25.72" calcext:value-type="float">
            <text:p>25.72</text:p>
          </table:table-cell>
          <table:table-cell office:value-type="float" office:value="166.27" calcext:value-type="float">
            <text:p>166.27</text:p>
          </table:table-cell>
          <table:table-cell office:value-type="float" office:value="494.683333333333" calcext:value-type="float">
            <text:p>494.6833333333</text:p>
          </table:table-cell>
          <table:table-cell office:value-type="float" office:value="2105.10503103333" calcext:value-type="float">
            <text:p>2105.1050310333</text:p>
          </table:table-cell>
          <table:table-cell office:value-type="float" office:value="1100.4" calcext:value-type="float">
            <text:p>1100.4</text:p>
          </table:table-cell>
          <table:table-cell office:value-type="float" office:value="3708.492364" calcext:value-type="float">
            <text:p>3708.49</text:p>
          </table:table-cell>
          <table:table-cell table:formula="of:=SUM([.C9:.J9])" office:value-type="float" office:value="7763.05072836666" calcext:value-type="float">
            <text:p>7763.0507283667</text:p>
          </table:table-cell>
          <table:table-cell office:value-type="float" office:value="31.578947368421" calcext:value-type="float">
            <text:p>31.58</text:p>
          </table:table-cell>
          <table:table-cell office:value-type="float" office:value="41" calcext:value-type="float">
            <text:p>41.00</text:p>
          </table:table-cell>
          <table:table-cell table:formula="of:=SUM([.L9:.M9])" office:value-type="float" office:value="72.578947368421" calcext:value-type="float">
            <text:p>72.5789473684</text:p>
          </table:table-cell>
          <table:table-cell office:value-type="float" office:value="28.22" calcext:value-type="float">
            <text:p>28.22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8:00:00</text:p>
          </table:table-cell>
          <table:table-cell office:value-type="float" office:value="159.09" calcext:value-type="float">
            <text:p>159.09</text:p>
          </table:table-cell>
          <table:table-cell office:value-type="float" office:value="157.94" calcext:value-type="float">
            <text:p>157.94</text:p>
          </table:table-cell>
          <table:table-cell office:value-type="float" office:value="100.51" calcext:value-type="float">
            <text:p>100.51</text:p>
          </table:table-cell>
          <table:table-cell office:value-type="float" office:value="497.48" calcext:value-type="float">
            <text:p>497.48</text:p>
          </table:table-cell>
          <table:table-cell office:value-type="float" office:value="1168.115" calcext:value-type="float">
            <text:p>1168.115</text:p>
          </table:table-cell>
          <table:table-cell office:value-type="float" office:value="1684.36563543333" calcext:value-type="float">
            <text:p>1684.3656354333</text:p>
          </table:table-cell>
          <table:table-cell office:value-type="float" office:value="1133.79" calcext:value-type="float">
            <text:p>1133.79</text:p>
          </table:table-cell>
          <table:table-cell office:value-type="float" office:value="2343.672983" calcext:value-type="float">
            <text:p>2343.67</text:p>
          </table:table-cell>
          <table:table-cell table:formula="of:=SUM([.C10:.J10])" office:value-type="float" office:value="7244.96361843333" calcext:value-type="float">
            <text:p>7244.9636184333</text:p>
          </table:table-cell>
          <table:table-cell office:value-type="float" office:value="258.373205741627" calcext:value-type="float">
            <text:p>258.37</text:p>
          </table:table-cell>
          <table:table-cell office:value-type="float" office:value="111" calcext:value-type="float">
            <text:p>111.00</text:p>
          </table:table-cell>
          <table:table-cell table:formula="of:=SUM([.L10:.M10])" office:value-type="float" office:value="369.373205741627" calcext:value-type="float">
            <text:p>369.3732057416</text:p>
          </table:table-cell>
          <table:table-cell office:value-type="float" office:value="23.26" calcext:value-type="float">
            <text:p>23.26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  <table:table-cell office:value-type="float" office:value="242.49" calcext:value-type="float">
            <text:p>242.49</text:p>
          </table:table-cell>
          <table:table-cell office:value-type="float" office:value="18.63" calcext:value-type="float">
            <text:p>18.63</text:p>
          </table:table-cell>
          <table:table-cell office:value-type="float" office:value="227.61" calcext:value-type="float">
            <text:p>227.61</text:p>
          </table:table-cell>
          <table:table-cell office:value-type="float" office:value="146.249166666667" calcext:value-type="float">
            <text:p>146.2491666667</text:p>
          </table:table-cell>
          <table:table-cell office:value-type="float" office:value="2419.89743946667" calcext:value-type="float">
            <text:p>2419.8974394667</text:p>
          </table:table-cell>
          <table:table-cell office:value-type="float" office:value="2458.31" calcext:value-type="float">
            <text:p>2458.31</text:p>
          </table:table-cell>
          <table:table-cell office:value-type="float" office:value="4962.028887" calcext:value-type="float">
            <text:p>4962.03</text:p>
          </table:table-cell>
          <table:table-cell table:formula="of:=SUM([.C11:.J11])" office:value-type="float" office:value="10475.2154931333" calcext:value-type="float">
            <text:p>10475.2154931333</text:p>
          </table:table-cell>
          <table:table-cell office:value-type="float" office:value="1000" calcext:value-type="float">
            <text:p>1000.00</text:p>
          </table:table-cell>
          <table:table-cell office:value-type="float" office:value="869" calcext:value-type="float">
            <text:p>869.00</text:p>
          </table:table-cell>
          <table:table-cell table:formula="of:=SUM([.L11:.M11])" office:value-type="float" office:value="1869" calcext:value-type="float">
            <text:p>1869</text:p>
          </table:table-cell>
          <table:table-cell office:value-type="float" office:value="22.27" calcext:value-type="float">
            <text:p>22.27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0:00:00</text:p>
          </table:table-cell>
          <table:table-cell office:value-type="float" office:value="179.91" calcext:value-type="float">
            <text:p>179.91</text:p>
          </table:table-cell>
          <table:table-cell office:value-type="float" office:value="41.48" calcext:value-type="float">
            <text:p>41.48</text:p>
          </table:table-cell>
          <table:table-cell office:value-type="float" office:value="194.29" calcext:value-type="float">
            <text:p>194.29</text:p>
          </table:table-cell>
          <table:table-cell office:value-type="float" office:value="373.67" calcext:value-type="float">
            <text:p>373.67</text:p>
          </table:table-cell>
          <table:table-cell office:value-type="float" office:value="1461.2125" calcext:value-type="float">
            <text:p>1461.2125</text:p>
          </table:table-cell>
          <table:table-cell office:value-type="float" office:value="1917.61489083333" calcext:value-type="float">
            <text:p>1917.6148908333</text:p>
          </table:table-cell>
          <table:table-cell office:value-type="float" office:value="2702.39" calcext:value-type="float">
            <text:p>2702.39</text:p>
          </table:table-cell>
          <table:table-cell office:value-type="float" office:value="3811.456542" calcext:value-type="float">
            <text:p>3811.46</text:p>
          </table:table-cell>
          <table:table-cell table:formula="of:=SUM([.C12:.J12])" office:value-type="float" office:value="10682.0239328333" calcext:value-type="float">
            <text:p>10682.0239328333</text:p>
          </table:table-cell>
          <table:table-cell office:value-type="float" office:value="1000" calcext:value-type="float">
            <text:p>1000.00</text:p>
          </table:table-cell>
          <table:table-cell office:value-type="float" office:value="1665" calcext:value-type="float">
            <text:p>1665.00</text:p>
          </table:table-cell>
          <table:table-cell table:formula="of:=SUM([.L12:.M12])" office:value-type="float" office:value="2665" calcext:value-type="float">
            <text:p>2665</text:p>
          </table:table-cell>
          <table:table-cell office:value-type="float" office:value="23.04" calcext:value-type="float">
            <text:p>23.04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1:00:00</text:p>
          </table:table-cell>
          <table:table-cell office:value-type="float" office:value="26.3" calcext:value-type="float">
            <text:p>26.3</text:p>
          </table:table-cell>
          <table:table-cell office:value-type="float" office:value="174.37" calcext:value-type="float">
            <text:p>174.37</text:p>
          </table:table-cell>
          <table:table-cell office:value-type="float" office:value="130.88" calcext:value-type="float">
            <text:p>130.88</text:p>
          </table:table-cell>
          <table:table-cell office:value-type="float" office:value="63.52" calcext:value-type="float">
            <text:p>63.52</text:p>
          </table:table-cell>
          <table:table-cell office:value-type="float" office:value="145.416666666667" calcext:value-type="float">
            <text:p>145.4166666667</text:p>
          </table:table-cell>
          <table:table-cell office:value-type="float" office:value="3989.45021963333" calcext:value-type="float">
            <text:p>3989.4502196333</text:p>
          </table:table-cell>
          <table:table-cell office:value-type="float" office:value="2796.41" calcext:value-type="float">
            <text:p>2796.41</text:p>
          </table:table-cell>
          <table:table-cell office:value-type="float" office:value="4501.817278" calcext:value-type="float">
            <text:p>4501.82</text:p>
          </table:table-cell>
          <table:table-cell table:formula="of:=SUM([.C13:.J13])" office:value-type="float" office:value="11828.1641643" calcext:value-type="float">
            <text:p>11828.1641643</text:p>
          </table:table-cell>
          <table:table-cell office:value-type="float" office:value="406.22009569378" calcext:value-type="float">
            <text:p>406.22</text:p>
          </table:table-cell>
          <table:table-cell office:value-type="float" office:value="1878" calcext:value-type="float">
            <text:p>1878.00</text:p>
          </table:table-cell>
          <table:table-cell table:formula="of:=SUM([.L13:.M13])" office:value-type="float" office:value="2284.22009569378" calcext:value-type="float">
            <text:p>2284.2200956938</text:p>
          </table:table-cell>
          <table:table-cell office:value-type="float" office:value="25.79" calcext:value-type="float">
            <text:p>25.79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2:00:00</text:p>
          </table:table-cell>
          <table:table-cell office:value-type="float" office:value="2375.37" calcext:value-type="float">
            <text:p>2375.37</text:p>
          </table:table-cell>
          <table:table-cell office:value-type="float" office:value="71.61" calcext:value-type="float">
            <text:p>71.61</text:p>
          </table:table-cell>
          <table:table-cell office:value-type="float" office:value="127.67" calcext:value-type="float">
            <text:p>127.67</text:p>
          </table:table-cell>
          <table:table-cell office:value-type="float" office:value="318.36" calcext:value-type="float">
            <text:p>318.36</text:p>
          </table:table-cell>
          <table:table-cell office:value-type="float" office:value="749.455833333333" calcext:value-type="float">
            <text:p>749.4558333333</text:p>
          </table:table-cell>
          <table:table-cell office:value-type="float" office:value="2456.90730536667" calcext:value-type="float">
            <text:p>2456.9073053667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5223.159414" calcext:value-type="float">
            <text:p>5223.16</text:p>
          </table:table-cell>
          <table:table-cell table:formula="of:=SUM([.C14:.J14])" office:value-type="float" office:value="15051.6125527" calcext:value-type="float">
            <text:p>15051.6125527</text:p>
          </table:table-cell>
          <table:table-cell office:value-type="float" office:value="1000" calcext:value-type="float">
            <text:p>1000.00</text:p>
          </table:table-cell>
          <table:table-cell office:value-type="float" office:value="2010" calcext:value-type="float">
            <text:p>2010.00</text:p>
          </table:table-cell>
          <table:table-cell table:formula="of:=SUM([.L14:.M14])" office:value-type="float" office:value="3010" calcext:value-type="float">
            <text:p>3010</text:p>
          </table:table-cell>
          <table:table-cell office:value-type="float" office:value="23.01" calcext:value-type="float">
            <text:p>23.01</text:p>
          </table:table-cell>
          <table:table-cell office:value-type="float" office:value="25.9" calcext:value-type="float">
            <text:p>25.9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3:00:00</text:p>
          </table:table-cell>
          <table:table-cell office:value-type="float" office:value="200.35" calcext:value-type="float">
            <text:p>200.35</text:p>
          </table:table-cell>
          <table:table-cell office:value-type="float" office:value="40.28" calcext:value-type="float">
            <text:p>40.28</text:p>
          </table:table-cell>
          <table:table-cell office:value-type="float" office:value="62.99" calcext:value-type="float">
            <text:p>62.99</text:p>
          </table:table-cell>
          <table:table-cell office:value-type="float" office:value="64.43" calcext:value-type="float">
            <text:p>64.43</text:p>
          </table:table-cell>
          <table:table-cell office:value-type="float" office:value="1179.8" calcext:value-type="float">
            <text:p>1179.8</text:p>
          </table:table-cell>
          <table:table-cell office:value-type="float" office:value="3391.83047656667" calcext:value-type="float">
            <text:p>3391.8304765667</text:p>
          </table:table-cell>
          <table:table-cell office:value-type="float" office:value="4848.55" calcext:value-type="float">
            <text:p>4848.55</text:p>
          </table:table-cell>
          <table:table-cell office:value-type="float" office:value="3700.87564" calcext:value-type="float">
            <text:p>3700.88</text:p>
          </table:table-cell>
          <table:table-cell table:formula="of:=SUM([.C15:.J15])" office:value-type="float" office:value="13489.1061165667" calcext:value-type="float">
            <text:p>13489.1061165667</text:p>
          </table:table-cell>
          <table:table-cell office:value-type="float" office:value="1000" calcext:value-type="float">
            <text:p>1000.00</text:p>
          </table:table-cell>
          <table:table-cell office:value-type="float" office:value="2050" calcext:value-type="float">
            <text:p>2050.00</text:p>
          </table:table-cell>
          <table:table-cell table:formula="of:=SUM([.L15:.M15])" office:value-type="float" office:value="3050" calcext:value-type="float">
            <text:p>3050</text:p>
          </table:table-cell>
          <table:table-cell office:value-type="float" office:value="23.36" calcext:value-type="float">
            <text:p>23.36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4:00:00</text:p>
          </table:table-cell>
          <table:table-cell office:value-type="float" office:value="75.88" calcext:value-type="float">
            <text:p>75.88</text:p>
          </table:table-cell>
          <table:table-cell office:value-type="float" office:value="40.3" calcext:value-type="float">
            <text:p>40.3</text:p>
          </table:table-cell>
          <table:table-cell office:value-type="float" office:value="96.6" calcext:value-type="float">
            <text:p>96.6</text:p>
          </table:table-cell>
          <table:table-cell office:value-type="float" office:value="366.19" calcext:value-type="float">
            <text:p>366.19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2939.6947631" calcext:value-type="float">
            <text:p>2939.6947631</text:p>
          </table:table-cell>
          <table:table-cell office:value-type="float" office:value="5421.37" calcext:value-type="float">
            <text:p>5421.37</text:p>
          </table:table-cell>
          <table:table-cell office:value-type="float" office:value="3032.593173" calcext:value-type="float">
            <text:p>3032.59</text:p>
          </table:table-cell>
          <table:table-cell table:formula="of:=SUM([.C16:.J16])" office:value-type="float" office:value="13046.9979361" calcext:value-type="float">
            <text:p>13046.9979361</text:p>
          </table:table-cell>
          <table:table-cell office:value-type="float" office:value="1000" calcext:value-type="float">
            <text:p>1000.00</text:p>
          </table:table-cell>
          <table:table-cell office:value-type="float" office:value="1257" calcext:value-type="float">
            <text:p>1257.00</text:p>
          </table:table-cell>
          <table:table-cell table:formula="of:=SUM([.L16:.M16])" office:value-type="float" office:value="2257" calcext:value-type="float">
            <text:p>2257</text:p>
          </table:table-cell>
          <table:table-cell office:value-type="float" office:value="25.04" calcext:value-type="float">
            <text:p>25.04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5:00:00</text:p>
          </table:table-cell>
          <table:table-cell office:value-type="float" office:value="181.79" calcext:value-type="float">
            <text:p>181.79</text:p>
          </table:table-cell>
          <table:table-cell office:value-type="float" office:value="236.7" calcext:value-type="float">
            <text:p>236.7</text:p>
          </table:table-cell>
          <table:table-cell office:value-type="float" office:value="176.31" calcext:value-type="float">
            <text:p>176.31</text:p>
          </table:table-cell>
          <table:table-cell office:value-type="float" office:value="171.19" calcext:value-type="float">
            <text:p>171.19</text:p>
          </table:table-cell>
          <table:table-cell office:value-type="float" office:value="1049.7" calcext:value-type="float">
            <text:p>1049.7</text:p>
          </table:table-cell>
          <table:table-cell office:value-type="float" office:value="3963.88615813333" calcext:value-type="float">
            <text:p>3963.8861581333</text:p>
          </table:table-cell>
          <table:table-cell office:value-type="float" office:value="5424.11" calcext:value-type="float">
            <text:p>5424.11</text:p>
          </table:table-cell>
          <table:table-cell office:value-type="float" office:value="3415.821262" calcext:value-type="float">
            <text:p>3415.82</text:p>
          </table:table-cell>
          <table:table-cell table:formula="of:=SUM([.C17:.J17])" office:value-type="float" office:value="14619.5074201333" calcext:value-type="float">
            <text:p>14619.5074201333</text:p>
          </table:table-cell>
          <table:table-cell office:value-type="float" office:value="1000" calcext:value-type="float">
            <text:p>1000.00</text:p>
          </table:table-cell>
          <table:table-cell office:value-type="float" office:value="958" calcext:value-type="float">
            <text:p>958.00</text:p>
          </table:table-cell>
          <table:table-cell table:formula="of:=SUM([.L17:.M17])" office:value-type="float" office:value="1958" calcext:value-type="float">
            <text:p>1958</text:p>
          </table:table-cell>
          <table:table-cell office:value-type="float" office:value="27.38" calcext:value-type="float">
            <text:p>27.38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6:00:00</text:p>
          </table:table-cell>
          <table:table-cell office:value-type="float" office:value="23.76" calcext:value-type="float">
            <text:p>23.76</text:p>
          </table:table-cell>
          <table:table-cell office:value-type="float" office:value="394.4" calcext:value-type="float">
            <text:p>394.4</text:p>
          </table:table-cell>
          <table:table-cell office:value-type="float" office:value="126.86" calcext:value-type="float">
            <text:p>126.86</text:p>
          </table:table-cell>
          <table:table-cell office:value-type="float" office:value="413.49" calcext:value-type="float">
            <text:p>413.49</text:p>
          </table:table-cell>
          <table:table-cell office:value-type="float" office:value="771.974166666667" calcext:value-type="float">
            <text:p>771.9741666667</text:p>
          </table:table-cell>
          <table:table-cell office:value-type="float" office:value="4778.61014356667" calcext:value-type="float">
            <text:p>4778.6101435667</text:p>
          </table:table-cell>
          <table:table-cell office:value-type="float" office:value="4846.56" calcext:value-type="float">
            <text:p>4846.56</text:p>
          </table:table-cell>
          <table:table-cell office:value-type="float" office:value="3192.878612" calcext:value-type="float">
            <text:p>3192.88</text:p>
          </table:table-cell>
          <table:table-cell table:formula="of:=SUM([.C18:.J18])" office:value-type="float" office:value="14548.5329222333" calcext:value-type="float">
            <text:p>14548.5329222333</text:p>
          </table:table-cell>
          <table:table-cell office:value-type="float" office:value="332.535885167464" calcext:value-type="float">
            <text:p>332.54</text:p>
          </table:table-cell>
          <table:table-cell office:value-type="float" office:value="96" calcext:value-type="float">
            <text:p>96.00</text:p>
          </table:table-cell>
          <table:table-cell table:formula="of:=SUM([.L18:.M18])" office:value-type="float" office:value="428.535885167464" calcext:value-type="float">
            <text:p>428.5358851675</text:p>
          </table:table-cell>
          <table:table-cell office:value-type="float" office:value="27.54" calcext:value-type="float">
            <text:p>27.54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7:00:00</text:p>
          </table:table-cell>
          <table:table-cell office:value-type="float" office:value="137.45" calcext:value-type="float">
            <text:p>137.45</text:p>
          </table:table-cell>
          <table:table-cell office:value-type="float" office:value="110.17" calcext:value-type="float">
            <text:p>110.17</text:p>
          </table:table-cell>
          <table:table-cell office:value-type="float" office:value="198.56" calcext:value-type="float">
            <text:p>198.56</text:p>
          </table:table-cell>
          <table:table-cell office:value-type="float" office:value="151.87" calcext:value-type="float">
            <text:p>151.87</text:p>
          </table:table-cell>
          <table:table-cell office:value-type="float" office:value="1416.62583333333" calcext:value-type="float">
            <text:p>1416.6258333333</text:p>
          </table:table-cell>
          <table:table-cell office:value-type="float" office:value="3744.47570043333" calcext:value-type="float">
            <text:p>3744.4757004333</text:p>
          </table:table-cell>
          <table:table-cell office:value-type="float" office:value="3907.58" calcext:value-type="float">
            <text:p>3907.58</text:p>
          </table:table-cell>
          <table:table-cell office:value-type="float" office:value="4182.6574" calcext:value-type="float">
            <text:p>4182.66</text:p>
          </table:table-cell>
          <table:table-cell table:formula="of:=SUM([.C19:.J19])" office:value-type="float" office:value="13849.3889337667" calcext:value-type="float">
            <text:p>13849.3889337667</text:p>
          </table:table-cell>
          <table:table-cell office:value-type="float" office:value="241.626794258373" calcext:value-type="float">
            <text:p>241.63</text:p>
          </table:table-cell>
          <table:table-cell office:value-type="float" office:value="103" calcext:value-type="float">
            <text:p>103.00</text:p>
          </table:table-cell>
          <table:table-cell table:formula="of:=SUM([.L19:.M19])" office:value-type="float" office:value="344.626794258373" calcext:value-type="float">
            <text:p>344.6267942584</text:p>
          </table:table-cell>
          <table:table-cell office:value-type="float" office:value="27.59" calcext:value-type="float">
            <text:p>27.59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8:00:00</text:p>
          </table:table-cell>
          <table:table-cell office:value-type="float" office:value="23.19" calcext:value-type="float">
            <text:p>23.19</text:p>
          </table:table-cell>
          <table:table-cell office:value-type="float" office:value="307.98" calcext:value-type="float">
            <text:p>307.98</text:p>
          </table:table-cell>
          <table:table-cell office:value-type="float" office:value="95.34" calcext:value-type="float">
            <text:p>95.34</text:p>
          </table:table-cell>
          <table:table-cell office:value-type="float" office:value="206.03" calcext:value-type="float">
            <text:p>206.03</text:p>
          </table:table-cell>
          <table:table-cell office:value-type="float" office:value="1123.3175" calcext:value-type="float">
            <text:p>1123.3175</text:p>
          </table:table-cell>
          <table:table-cell office:value-type="float" office:value="3453.6202095" calcext:value-type="float">
            <text:p>3453.6202095</text:p>
          </table:table-cell>
          <table:table-cell office:value-type="float" office:value="3475.16" calcext:value-type="float">
            <text:p>3475.16</text:p>
          </table:table-cell>
          <table:table-cell office:value-type="float" office:value="6307.51916" calcext:value-type="float">
            <text:p>6307.52</text:p>
          </table:table-cell>
          <table:table-cell table:formula="of:=SUM([.C20:.J20])" office:value-type="float" office:value="14992.1568695" calcext:value-type="float">
            <text:p>14992.1568695</text:p>
          </table:table-cell>
          <table:table-cell office:value-type="float" office:value="364.593301435407" calcext:value-type="float">
            <text:p>364.59</text:p>
          </table:table-cell>
          <table:table-cell office:value-type="float" office:value="0" calcext:value-type="float">
            <text:p>0.00</text:p>
          </table:table-cell>
          <table:table-cell table:formula="of:=SUM([.L20:.M20])" office:value-type="float" office:value="364.593301435407" calcext:value-type="float">
            <text:p>364.5933014354</text:p>
          </table:table-cell>
          <table:table-cell office:value-type="float" office:value="28.24" calcext:value-type="float">
            <text:p>28.24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19:00:00</text:p>
          </table:table-cell>
          <table:table-cell office:value-type="float" office:value="23.2" calcext:value-type="float">
            <text:p>23.2</text:p>
          </table:table-cell>
          <table:table-cell office:value-type="float" office:value="184.83" calcext:value-type="float">
            <text:p>184.83</text:p>
          </table:table-cell>
          <table:table-cell office:value-type="float" office:value="108.57" calcext:value-type="float">
            <text:p>108.57</text:p>
          </table:table-cell>
          <table:table-cell office:value-type="float" office:value="220.76" calcext:value-type="float">
            <text:p>220.76</text:p>
          </table:table-cell>
          <table:table-cell office:value-type="float" office:value="569.700833333334" calcext:value-type="float">
            <text:p>569.7008333333</text:p>
          </table:table-cell>
          <table:table-cell office:value-type="float" office:value="3803.8485866" calcext:value-type="float">
            <text:p>3803.8485866</text:p>
          </table:table-cell>
          <table:table-cell office:value-type="float" office:value="2050.68" calcext:value-type="float">
            <text:p>2050.68</text:p>
          </table:table-cell>
          <table:table-cell office:value-type="float" office:value="14207.109747" calcext:value-type="float">
            <text:p>14207.11</text:p>
          </table:table-cell>
          <table:table-cell table:formula="of:=SUM([.C21:.J21])" office:value-type="float" office:value="21168.6991669333" calcext:value-type="float">
            <text:p>21168.6991669333</text:p>
          </table:table-cell>
          <table:table-cell office:value-type="float" office:value="213.875598086124" calcext:value-type="float">
            <text:p>213.88</text:p>
          </table:table-cell>
          <table:table-cell office:value-type="float" office:value="0" calcext:value-type="float">
            <text:p>0.00</text:p>
          </table:table-cell>
          <table:table-cell table:formula="of:=SUM([.L21:.M21])" office:value-type="float" office:value="213.875598086124" calcext:value-type="float">
            <text:p>213.8755980861</text:p>
          </table:table-cell>
          <table:table-cell office:value-type="float" office:value="28.33" calcext:value-type="float">
            <text:p>28.33</text:p>
          </table:table-cell>
          <table:table-cell office:value-type="float" office:value="27.35" calcext:value-type="float">
            <text:p>27.35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20:00:00</text:p>
          </table:table-cell>
          <table:table-cell office:value-type="float" office:value="1557.08" calcext:value-type="float">
            <text:p>1557.08</text:p>
          </table:table-cell>
          <table:table-cell office:value-type="float" office:value="2058.64" calcext:value-type="float">
            <text:p>2058.64</text:p>
          </table:table-cell>
          <table:table-cell office:value-type="float" office:value="23.04" calcext:value-type="float">
            <text:p>23.04</text:p>
          </table:table-cell>
          <table:table-cell office:value-type="float" office:value="389.23" calcext:value-type="float">
            <text:p>389.23</text:p>
          </table:table-cell>
          <table:table-cell office:value-type="float" office:value="2047.41916666667" calcext:value-type="float">
            <text:p>2047.4191666667</text:p>
          </table:table-cell>
          <table:table-cell office:value-type="float" office:value="2303.01116793333" calcext:value-type="float">
            <text:p>2303.0111679333</text:p>
          </table:table-cell>
          <table:table-cell office:value-type="float" office:value="2587.88" calcext:value-type="float">
            <text:p>2587.88</text:p>
          </table:table-cell>
          <table:table-cell office:value-type="float" office:value="11786.088537" calcext:value-type="float">
            <text:p>11786.09</text:p>
          </table:table-cell>
          <table:table-cell table:formula="of:=SUM([.C22:.J22])" office:value-type="float" office:value="22752.3888716" calcext:value-type="float">
            <text:p>22752.3888716</text:p>
          </table:table-cell>
          <table:table-cell office:value-type="float" office:value="156.937799043062" calcext:value-type="float">
            <text:p>156.94</text:p>
          </table:table-cell>
          <table:table-cell office:value-type="float" office:value="0" calcext:value-type="float">
            <text:p>0.00</text:p>
          </table:table-cell>
          <table:table-cell table:formula="of:=SUM([.L22:.M22])" office:value-type="float" office:value="156.937799043062" calcext:value-type="float">
            <text:p>156.9377990431</text:p>
          </table:table-cell>
          <table:table-cell office:value-type="float" office:value="28.69" calcext:value-type="float">
            <text:p>28.69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21:00:00</text:p>
          </table:table-cell>
          <table:table-cell office:value-type="float" office:value="86.79" calcext:value-type="float">
            <text:p>86.79</text:p>
          </table:table-cell>
          <table:table-cell office:value-type="float" office:value="427.02" calcext:value-type="float">
            <text:p>427.02</text:p>
          </table:table-cell>
          <table:table-cell office:value-type="float" office:value="227.1" calcext:value-type="float">
            <text:p>227.1</text:p>
          </table:table-cell>
          <table:table-cell office:value-type="float" office:value="106.57" calcext:value-type="float">
            <text:p>106.57</text:p>
          </table:table-cell>
          <table:table-cell office:value-type="float" office:value="2067.12" calcext:value-type="float">
            <text:p>2067.12</text:p>
          </table:table-cell>
          <table:table-cell office:value-type="float" office:value="1151.38907606667" calcext:value-type="float">
            <text:p>1151.3890760667</text:p>
          </table:table-cell>
          <table:table-cell office:value-type="float" office:value="1223.88" calcext:value-type="float">
            <text:p>1223.88</text:p>
          </table:table-cell>
          <table:table-cell office:value-type="float" office:value="14050.922328" calcext:value-type="float">
            <text:p>14050.92</text:p>
          </table:table-cell>
          <table:table-cell table:formula="of:=SUM([.C23:.J23])" office:value-type="float" office:value="19340.7914040667" calcext:value-type="float">
            <text:p>19340.791404066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SUM([.L23:.M23])" office:value-type="float" office:value="0" calcext:value-type="float">
            <text:p>0</text:p>
          </table:table-cell>
          <table:table-cell office:value-type="float" office:value="28.55" calcext:value-type="float">
            <text:p>28.5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22:00:00</text:p>
          </table:table-cell>
          <table:table-cell office:value-type="float" office:value="231.43" calcext:value-type="float">
            <text:p>231.43</text:p>
          </table:table-cell>
          <table:table-cell office:value-type="float" office:value="284.07" calcext:value-type="float">
            <text:p>284.07</text:p>
          </table:table-cell>
          <table:table-cell office:value-type="float" office:value="183.65" calcext:value-type="float">
            <text:p>183.65</text:p>
          </table:table-cell>
          <table:table-cell office:value-type="float" office:value="446.56" calcext:value-type="float">
            <text:p>446.56</text:p>
          </table:table-cell>
          <table:table-cell office:value-type="float" office:value="889.0175" calcext:value-type="float">
            <text:p>889.0175</text:p>
          </table:table-cell>
          <table:table-cell office:value-type="float" office:value="2352.6348289" calcext:value-type="float">
            <text:p>2352.6348289</text:p>
          </table:table-cell>
          <table:table-cell office:value-type="float" office:value="1110.42" calcext:value-type="float">
            <text:p>1110.42</text:p>
          </table:table-cell>
          <table:table-cell office:value-type="float" office:value="14059.921209" calcext:value-type="float">
            <text:p>14059.92</text:p>
          </table:table-cell>
          <table:table-cell table:formula="of:=SUM([.C24:.J24])" office:value-type="float" office:value="19557.7035379" calcext:value-type="float">
            <text:p>19557.7035379</text:p>
          </table:table-cell>
          <table:table-cell office:value-type="float" office:value="56.4593301435407" calcext:value-type="float">
            <text:p>56.46</text:p>
          </table:table-cell>
          <table:table-cell office:value-type="float" office:value="0" calcext:value-type="float">
            <text:p>0.00</text:p>
          </table:table-cell>
          <table:table-cell table:formula="of:=SUM([.L24:.M24])" office:value-type="float" office:value="56.4593301435407" calcext:value-type="float">
            <text:p>56.4593301435</text:p>
          </table:table-cell>
          <table:table-cell office:value-type="float" office:value="27.9" calcext:value-type="float">
            <text:p>27.9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3">
          <table:table-cell office:value-type="string" calcext:value-type="string">
            <text:p>03-06-2011</text:p>
          </table:table-cell>
          <table:table-cell office:value-type="string" calcext:value-type="string">
            <text:p>23:00:00</text:p>
          </table:table-cell>
          <table:table-cell office:value-type="float" office:value="277.57" calcext:value-type="float">
            <text:p>277.57</text:p>
          </table:table-cell>
          <table:table-cell office:value-type="float" office:value="587.13" calcext:value-type="float">
            <text:p>587.13</text:p>
          </table:table-cell>
          <table:table-cell office:value-type="float" office:value="274.92" calcext:value-type="float">
            <text:p>274.92</text:p>
          </table:table-cell>
          <table:table-cell office:value-type="float" office:value="263.47" calcext:value-type="float">
            <text:p>263.47</text:p>
          </table:table-cell>
          <table:table-cell office:value-type="float" office:value="283.23" calcext:value-type="float">
            <text:p>283.23</text:p>
          </table:table-cell>
          <table:table-cell office:value-type="float" office:value="1276.1932098" calcext:value-type="float">
            <text:p>1276.1932098</text:p>
          </table:table-cell>
          <table:table-cell office:value-type="float" office:value="1097.47" calcext:value-type="float">
            <text:p>1097.47</text:p>
          </table:table-cell>
          <table:table-cell office:value-type="float" office:value="10040.159214" calcext:value-type="float">
            <text:p>10040.16</text:p>
          </table:table-cell>
          <table:table-cell table:formula="of:=SUM([.C25:.J25])" office:value-type="float" office:value="14100.1424238" calcext:value-type="float">
            <text:p>14100.1424238</text:p>
          </table:table-cell>
          <table:table-cell office:value-type="float" office:value="255.023923444976" calcext:value-type="float">
            <text:p>255.02</text:p>
          </table:table-cell>
          <table:table-cell office:value-type="float" office:value="0" calcext:value-type="float">
            <text:p>0.00</text:p>
          </table:table-cell>
          <table:table-cell table:formula="of:=SUM([.L25:.M25])" office:value-type="float" office:value="255.023923444976" calcext:value-type="float">
            <text:p>255.023923445</text:p>
          </table:table-cell>
          <table:table-cell office:value-type="float" office:value="27.81" calcext:value-type="float">
            <text:p>27.81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3">
          <table:table-cell office:value-type="string" calcext:value-type="string">
            <text:p>04-06-2011</text:p>
          </table:table-cell>
          <table:table-cell office:value-type="string" calcext:value-type="string">
            <text:p>00:00:00</text:p>
          </table:table-cell>
          <table:table-cell office:value-type="float" office:value="164.23" calcext:value-type="float">
            <text:p>164.23</text:p>
          </table:table-cell>
          <table:table-cell office:value-type="float" office:value="202.74" calcext:value-type="float">
            <text:p>202.74</text:p>
          </table:table-cell>
          <table:table-cell office:value-type="float" office:value="117.93" calcext:value-type="float">
            <text:p>117.93</text:p>
          </table:table-cell>
          <table:table-cell office:value-type="float" office:value="146.43" calcext:value-type="float">
            <text:p>146.43</text:p>
          </table:table-cell>
          <table:table-cell office:value-type="float" office:value="148.115833333333" calcext:value-type="float">
            <text:p>148.1158333333</text:p>
          </table:table-cell>
          <table:table-cell office:value-type="float" office:value="2306.10225913333" calcext:value-type="float">
            <text:p>2306.1022591333</text:p>
          </table:table-cell>
          <table:table-cell office:value-type="float" office:value="1154.88" calcext:value-type="float">
            <text:p>1154.88</text:p>
          </table:table-cell>
          <table:table-cell office:value-type="float" office:value="13113.548584" calcext:value-type="float">
            <text:p>13113.55</text:p>
          </table:table-cell>
          <table:table-cell table:formula="of:=SUM([.C26:.J26])" office:value-type="float" office:value="17353.9766764667" calcext:value-type="float">
            <text:p>17353.9766764667</text:p>
          </table:table-cell>
          <table:table-cell office:value-type="float" office:value="339.234449760766" calcext:value-type="float">
            <text:p>339.23</text:p>
          </table:table-cell>
          <table:table-cell office:value-type="float" office:value="0" calcext:value-type="float">
            <text:p>0.00</text:p>
          </table:table-cell>
          <table:table-cell table:formula="of:=SUM([.L26:.M26])" office:value-type="float" office:value="339.234449760766" calcext:value-type="float">
            <text:p>339.2344497608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1" office:value-type="string" calcext:value-type="string">
            <text:p>Maximum Load</text:p>
          </table:table-cell>
          <table:table-cell table:style-name="Default" table:formula="of:=MAX([.K1:.K26])" office:value-type="float" office:value="22752.3888716" calcext:value-type="float">
            <text:p>22752.3888716</text:p>
          </table:table-cell>
          <table:table-cell table:style-name="ce1" office:value-type="string" calcext:value-type="string">
            <text:p>Hour of Max load</text:p>
          </table:table-cell>
          <table:table-cell table:style-name="ce15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1" office:value-type="string" calcext:value-type="string">
            <text:p>Minimum Load</text:p>
          </table:table-cell>
          <table:table-cell table:style-name="Default" table:formula="of:=MIN([.K2:.K26])" office:value-type="float" office:value="6944.04819546667" calcext:value-type="float">
            <text:p>6944.0481954667</text:p>
          </table:table-cell>
          <table:table-cell table:style-name="ce1" office:value-type="string" calcext:value-type="string">
            <text:p>Hour of Min load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1"/>
          <table:table-cell table:style-name="Default"/>
          <table:table-cell table:style-name="ce1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1" office:value-type="string" calcext:value-type="string">
            <text:p>Maximum Generation</text:p>
          </table:table-cell>
          <table:table-cell table:style-name="Default" table:formula="of:=MAX([.N1:.N26])" office:value-type="float" office:value="3050" calcext:value-type="float">
            <text:p>3050</text:p>
          </table:table-cell>
          <table:table-cell table:style-name="ce1" office:value-type="string" calcext:value-type="string">
            <text:p>Hour of Max generation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1" office:value-type="string" calcext:value-type="string">
            <text:p>Minimum Generation</text:p>
          </table:table-cell>
          <table:table-cell table:style-name="Default" table:formula="of:=MIN([.N2:.N26])" office:value-type="float" office:value="0" calcext:value-type="float">
            <text:p>0</text:p>
          </table:table-cell>
          <table:table-cell table:style-name="ce1" office:value-type="string" calcext:value-type="string">
            <text:p>Hour of Min generation</text:p>
          </table:table-cell>
          <table:table-cell table:style-name="ce16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2" style:volatile="true">
      <loext:fill-character> </loext:fill-character>
      <number:text>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im</number:text>
    </number:number-style>
    <number:number-style style:name="N149P1" style:volatile="true">
      <number:text>Sim</number:text>
    </number:number-style>
    <number:number-style style:name="N149">
      <number:text>Nã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iro</number:text>
    </number:number-style>
    <number:number-style style:name="N151P1" style:volatile="true">
      <number:text>Verdadei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3" loext:min-decimal-places="3" number:min-integer-digits="1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">
      <number:number number:decimal-places="1" loext:min-decimal-places="1" number:min-integer-digits="1"/>
    </number:number-style>
    <number:number-style style:name="N159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21" number:language="pt" number:country="PT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5:28:52.68954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54:00.813756591</meta:creation-date>
    <dc:date>2018-10-25T15:36:57.084796516</dc:date>
    <meta:editing-duration>PT11M1S</meta:editing-duration>
    <meta:editing-cycles>2</meta:editing-cycles>
    <meta:generator>LibreOffice/5.1.6.2$Linux_X86_64 LibreOffice_project/10m0$Build-2</meta:generator>
    <meta:document-statistic meta:table-count="2" meta:cell-count="6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5cm" xlink:href=".." xlink:type="simple" chart:class="chart:line" chart:style-name="ch1">
        <chart:legend chart:legend-position="end" svg:x="11.879cm" svg:y="4.198cm" style:legend-expansion="high" chart:style-name="ch2"/>
        <chart:plot-area chart:style-name="ch3" table:cell-range-address="'Day ahead energy community data'.B2:'Day ahead energy community data'.B26 'Day ahead energy community data'.K1:'Day ahead energy community data'.K26" chart:data-source-has-labels="both" svg:x="0.32cm" svg:y="0.179cm" svg:width="11.239cm" svg:height="8.637cm">
          <chartooo:coordinate-region svg:x="1.497cm" svg:y="0.179cm" svg:width="9.922cm" svg:height="6.972cm"/>
          <chart:axis chart:dimension="x" chart:name="primary-x" chart:style-name="ch4" chartooo:axis-type="auto">
            <chartooo:date-scale/>
            <chart:categories table:cell-range-address="'Day ahead energy community data'.B2:'Day ahead energy community data'.B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y ahead energy community data'.K2:'Day ahead energy community data'.K26" chart:label-cell-address="'Day ahead energy community data'.K1:'Day ahead energy community data'.K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nsumption</text:p>
                <draw:g>
                  <svg:desc>'Day ahead energy community data'.K1:'Day ahead energy community data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:00</text:p>
                <draw:g>
                  <svg:desc>'Day ahead energy community data'.B2:'Day ahead energy community data'.B26</svg:desc>
                </draw:g>
              </table:table-cell>
              <table:table-cell office:value-type="float" office:value="17283.9815978">
                <text:p>17283.9815978</text:p>
                <draw:g>
                  <svg:desc>'Day ahead energy community data'.K2:'Day ahead energy community data'.K26</svg:desc>
                </draw:g>
              </table:table-cell>
            </table:table-row>
            <table:table-row>
              <table:table-cell office:value-type="string">
                <text:p>01:00:00</text:p>
              </table:table-cell>
              <table:table-cell office:value-type="float" office:value="18347.430684">
                <text:p>18347.430684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18247.8352681333">
                <text:p>18247.8352681333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20347.0012787333">
                <text:p>20347.0012787333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17317.1697101333">
                <text:p>17317.1697101333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6944.04819546667">
                <text:p>6944.04819546667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7298.12825096666">
                <text:p>7298.12825096666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7763.05072836666">
                <text:p>7763.05072836666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7244.96361843333">
                <text:p>7244.96361843333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0475.2154931333">
                <text:p>10475.2154931333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10682.0239328333">
                <text:p>10682.0239328333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1828.1641643">
                <text:p>11828.1641643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5051.6125527">
                <text:p>15051.6125527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13489.1061165667">
                <text:p>13489.1061165667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3046.9979361">
                <text:p>13046.9979361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619.5074201333">
                <text:p>14619.5074201333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548.5329222333">
                <text:p>14548.532922233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13849.3889337667">
                <text:p>13849.3889337667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14992.1568695">
                <text:p>14992.1568695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21168.6991669333">
                <text:p>21168.6991669333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2752.3888716">
                <text:p>22752.388871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9340.7914040667">
                <text:p>19340.7914040667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19557.7035379">
                <text:p>19557.7035379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14100.1424238">
                <text:p>14100.1424238</text:p>
              </table:table-cell>
            </table:table-row>
            <table:table-row>
              <table:table-cell office:value-type="string">
                <text:p>00:00:00</text:p>
              </table:table-cell>
              <table:table-cell office:value-type="float" office:value="17353.9766764667">
                <text:p>17353.9766764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703cm" style:legend-expansion="high" chart:style-name="ch2"/>
        <chart:plot-area chart:style-name="ch3" table:cell-range-address="'Day ahead energy community data'.B2:'Day ahead energy community data'.B26 'Day ahead energy community data'.L1:'Day ahead energy community data'.N26" chart:data-source-has-labels="both" svg:x="0.32cm" svg:y="0.18cm" svg:width="11.529cm" svg:height="8.64cm">
          <chartooo:coordinate-region svg:x="1.788cm" svg:y="0.18cm" svg:width="9.921cm" svg:height="6.975cm"/>
          <chart:axis chart:dimension="x" chart:name="primary-x" chart:style-name="ch4" chartooo:axis-type="auto">
            <chartooo:date-scale/>
            <chart:categories table:cell-range-address="'Day ahead energy community data'.B2:'Day ahead energy community data'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y ahead energy community data'.L2:'Day ahead energy community data'.L26" chart:label-cell-address="'Day ahead energy community data'.L1:'Day ahead energy community data'.L1" chart:class="chart:line">
            <chart:data-point chart:repeated="25"/>
          </chart:series>
          <chart:series chart:style-name="ch8" chart:values-cell-range-address="'Day ahead energy community data'.M2:'Day ahead energy community data'.M26" chart:label-cell-address="'Day ahead energy community data'.M1:'Day ahead energy community data'.M1" chart:class="chart:line">
            <chart:data-point chart:repeated="25"/>
          </chart:series>
          <chart:series chart:style-name="ch9" chart:values-cell-range-address="'Day ahead energy community data'.N2:'Day ahead energy community data'.N26" chart:label-cell-address="'Day ahead energy community data'.N1:'Day ahead energy community data'.N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 generation</text:p>
                <draw:g>
                  <svg:desc>'Day ahead energy community data'.L1:'Day ahead energy community data'.L1</svg:desc>
                </draw:g>
              </table:table-cell>
              <table:table-cell office:value-type="string">
                <text:p>Solar generation</text:p>
                <draw:g>
                  <svg:desc>'Day ahead energy community data'.M1:'Day ahead energy community data'.M1</svg:desc>
                </draw:g>
              </table:table-cell>
              <table:table-cell office:value-type="string">
                <text:p>Total generation</text:p>
                <draw:g>
                  <svg:desc>'Day ahead energy community data'.N1:'Day ahead energy community data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:00</text:p>
                <draw:g>
                  <svg:desc>'Day ahead energy community data'.B2:'Day ahead energy community data'.B26</svg:desc>
                </draw:g>
              </table:table-cell>
              <table:table-cell office:value-type="float" office:value="75.5980861244019">
                <text:p>75.5980861244019</text:p>
                <draw:g>
                  <svg:desc>'Day ahead energy community data'.L2:'Day ahead energy community data'.L26</svg:desc>
                </draw:g>
              </table:table-cell>
              <table:table-cell office:value-type="float" office:value="0">
                <text:p>0</text:p>
                <draw:g>
                  <svg:desc>'Day ahead energy community data'.M2:'Day ahead energy community data'.M26</svg:desc>
                </draw:g>
              </table:table-cell>
              <table:table-cell office:value-type="float" office:value="75.5980861244019">
                <text:p>75.5980861244019</text:p>
                <draw:g>
                  <svg:desc>'Day ahead energy community data'.N2:'Day ahead energy community data'.N26</svg:desc>
                </draw:g>
              </table:table-cell>
            </table:table-row>
            <table:table-row>
              <table:table-cell office:value-type="string">
                <text:p>01:00:00</text:p>
              </table:table-cell>
              <table:table-cell office:value-type="float" office:value="157.416267942584">
                <text:p>157.416267942584</text:p>
              </table:table-cell>
              <table:table-cell office:value-type="float" office:value="0">
                <text:p>0</text:p>
              </table:table-cell>
              <table:table-cell office:value-type="float" office:value="157.416267942584">
                <text:p>157.416267942584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20.5741626794258">
                <text:p>20.5741626794258</text:p>
              </table:table-cell>
              <table:table-cell office:value-type="float" office:value="0">
                <text:p>0</text:p>
              </table:table-cell>
              <table:table-cell office:value-type="float" office:value="20.5741626794258">
                <text:p>20.5741626794258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81.33971291866">
                <text:p>181.33971291866</text:p>
              </table:table-cell>
              <table:table-cell office:value-type="float" office:value="0">
                <text:p>0</text:p>
              </table:table-cell>
              <table:table-cell office:value-type="float" office:value="181.33971291866">
                <text:p>181.33971291866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330.143540669856">
                <text:p>330.143540669856</text:p>
              </table:table-cell>
              <table:table-cell office:value-type="float" office:value="0">
                <text:p>0</text:p>
              </table:table-cell>
              <table:table-cell office:value-type="float" office:value="330.143540669856">
                <text:p>330.143540669856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249.282296650718">
                <text:p>249.282296650718</text:p>
              </table:table-cell>
              <table:table-cell office:value-type="float" office:value="0">
                <text:p>0</text:p>
              </table:table-cell>
              <table:table-cell office:value-type="float" office:value="249.282296650718">
                <text:p>249.282296650718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52.153110047847">
                <text:p>152.153110047847</text:p>
              </table:table-cell>
              <table:table-cell office:value-type="float" office:value="0">
                <text:p>0</text:p>
              </table:table-cell>
              <table:table-cell office:value-type="float" office:value="152.153110047847">
                <text:p>152.15311004784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31.578947368421">
                <text:p>31.578947368421</text:p>
              </table:table-cell>
              <table:table-cell office:value-type="float" office:value="41">
                <text:p>41</text:p>
              </table:table-cell>
              <table:table-cell office:value-type="float" office:value="72.578947368421">
                <text:p>72.578947368421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258.373205741627">
                <text:p>258.373205741627</text:p>
              </table:table-cell>
              <table:table-cell office:value-type="float" office:value="111">
                <text:p>111</text:p>
              </table:table-cell>
              <table:table-cell office:value-type="float" office:value="369.373205741627">
                <text:p>369.373205741627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000">
                <text:p>1000</text:p>
              </table:table-cell>
              <table:table-cell office:value-type="float" office:value="869">
                <text:p>869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1000">
                <text:p>1000</text:p>
              </table:table-cell>
              <table:table-cell office:value-type="float" office:value="1665">
                <text:p>166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406.22009569378">
                <text:p>406.22009569378</text:p>
              </table:table-cell>
              <table:table-cell office:value-type="float" office:value="1878">
                <text:p>1878</text:p>
              </table:table-cell>
              <table:table-cell office:value-type="float" office:value="2284.22009569378">
                <text:p>2284.22009569378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000">
                <text:p>1000</text:p>
              </table:table-cell>
              <table:table-cell office:value-type="float" office:value="2010">
                <text:p>201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1000">
                <text:p>1000</text:p>
              </table:table-cell>
              <table:table-cell office:value-type="float" office:value="2050">
                <text:p>2050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000">
                <text:p>1000</text:p>
              </table:table-cell>
              <table:table-cell office:value-type="float" office:value="1257">
                <text:p>1257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000">
                <text:p>1000</text:p>
              </table:table-cell>
              <table:table-cell office:value-type="float" office:value="958">
                <text:p>958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332.535885167464">
                <text:p>332.535885167464</text:p>
              </table:table-cell>
              <table:table-cell office:value-type="float" office:value="96">
                <text:p>96</text:p>
              </table:table-cell>
              <table:table-cell office:value-type="float" office:value="428.535885167464">
                <text:p>428.535885167464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241.626794258373">
                <text:p>241.626794258373</text:p>
              </table:table-cell>
              <table:table-cell office:value-type="float" office:value="103">
                <text:p>103</text:p>
              </table:table-cell>
              <table:table-cell office:value-type="float" office:value="344.626794258373">
                <text:p>344.626794258373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364.593301435407">
                <text:p>364.593301435407</text:p>
              </table:table-cell>
              <table:table-cell office:value-type="float" office:value="0">
                <text:p>0</text:p>
              </table:table-cell>
              <table:table-cell office:value-type="float" office:value="364.593301435407">
                <text:p>364.593301435407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213.875598086124">
                <text:p>213.875598086124</text:p>
              </table:table-cell>
              <table:table-cell office:value-type="float" office:value="0">
                <text:p>0</text:p>
              </table:table-cell>
              <table:table-cell office:value-type="float" office:value="213.875598086124">
                <text:p>213.875598086124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156.937799043062">
                <text:p>156.937799043062</text:p>
              </table:table-cell>
              <table:table-cell office:value-type="float" office:value="0">
                <text:p>0</text:p>
              </table:table-cell>
              <table:table-cell office:value-type="float" office:value="156.937799043062">
                <text:p>156.937799043062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6.4593301435407">
                <text:p>56.4593301435407</text:p>
              </table:table-cell>
              <table:table-cell office:value-type="float" office:value="0">
                <text:p>0</text:p>
              </table:table-cell>
              <table:table-cell office:value-type="float" office:value="56.4593301435407">
                <text:p>56.4593301435407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255.023923444976">
                <text:p>255.023923444976</text:p>
              </table:table-cell>
              <table:table-cell office:value-type="float" office:value="0">
                <text:p>0</text:p>
              </table:table-cell>
              <table:table-cell office:value-type="float" office:value="255.023923444976">
                <text:p>255.023923444976</text:p>
              </table:table-cell>
            </table:table-row>
            <table:table-row>
              <table:table-cell office:value-type="string">
                <text:p>00:00:00</text:p>
              </table:table-cell>
              <table:table-cell office:value-type="float" office:value="339.234449760766">
                <text:p>339.234449760766</text:p>
              </table:table-cell>
              <table:table-cell office:value-type="float" office:value="0">
                <text:p>0</text:p>
              </table:table-cell>
              <table:table-cell office:value-type="float" office:value="339.234449760766">
                <text:p>339.234449760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2cm" xlink:href=".." xlink:type="simple" chart:class="chart:line" chart:style-name="ch1">
        <chart:legend chart:legend-position="end" svg:x="10.151cm" svg:y="3.713cm" style:legend-expansion="high" chart:style-name="ch2"/>
        <chart:plot-area chart:style-name="ch3" table:cell-range-address="'results for day ahead'.A1:'results for day ahead'.C25" chart:data-source-has-labels="row" svg:x="0.319cm" svg:y="0.18cm" svg:width="9.513cm" svg:height="8.66cm">
          <chartooo:coordinate-region svg:x="1.496cm" svg:y="0.379cm" svg:width="8.336cm" svg:height="7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 for day ahead'.A2:'results for day ahead'.A25" chart:label-cell-address="'results for day ahead'.A1:'results for day ahead'.A1" chart:class="chart:line">
            <chart:data-point chart:repeated="24"/>
          </chart:series>
          <chart:series chart:style-name="ch7" chart:values-cell-range-address="'results for day ahead'.B2:'results for day ahead'.B25" chart:label-cell-address="'results for day ahead'.B1:'results for day ahead'.B1" chart:class="chart:line">
            <chart:data-point chart:repeated="24"/>
          </chart:series>
          <chart:series chart:style-name="ch8" chart:values-cell-range-address="'results for day ahead'.C2:'results for day ahead'.C25" chart:label-cell-address="'results for day ahead'.C1:'results for day ahead'.C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ers Revenue</text:p>
                <draw:g>
                  <svg:desc>'results for day ahead'.A1:'results for day ahead'.A1</svg:desc>
                </draw:g>
              </table:table-cell>
              <table:table-cell office:value-type="string">
                <text:p>Producers Fairness algorithm</text:p>
                <draw:g>
                  <svg:desc>'results for day ahead'.B1:'results for day ahead'.B1</svg:desc>
                </draw:g>
              </table:table-cell>
              <table:table-cell office:value-type="string">
                <text:p>Producers New algorithm</text:p>
                <draw:g>
                  <svg:desc>'results for day ahead'.C1:'results for day ahea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.628">
                <text:p>232.628</text:p>
                <draw:g>
                  <svg:desc>'results for day ahead'.A2:'results for day ahead'.A25</svg:desc>
                </draw:g>
              </table:table-cell>
              <table:table-cell office:value-type="float" office:value="538.69">
                <text:p>538.69</text:p>
                <draw:g>
                  <svg:desc>'results for day ahead'.B2:'results for day ahead'.B25</svg:desc>
                </draw:g>
              </table:table-cell>
              <table:table-cell office:value-type="float" office:value="217.225">
                <text:p>217.225</text:p>
                <draw:g>
                  <svg:desc>'results for day ahead'.C2:'results for day ahead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4.46">
                <text:p>484.46</text:p>
              </table:table-cell>
              <table:table-cell office:value-type="float" office:value="1111.385">
                <text:p>1111.385</text:p>
              </table:table-cell>
              <table:table-cell office:value-type="float" office:value="1075.966">
                <text:p>1075.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304">
                <text:p>63.304</text:p>
              </table:table-cell>
              <table:table-cell office:value-type="float" office:value="146.921">
                <text:p>146.921</text:p>
              </table:table-cell>
              <table:table-cell office:value-type="float" office:value="140.802">
                <text:p>14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8.071">
                <text:p>558.071</text:p>
              </table:table-cell>
              <table:table-cell office:value-type="float" office:value="1281.16">
                <text:p>1281.16</text:p>
              </table:table-cell>
              <table:table-cell office:value-type="float" office:value="1239.45">
                <text:p>1239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.575">
                <text:p>1015.575</text:p>
              </table:table-cell>
              <table:table-cell office:value-type="float" office:value="2295.15">
                <text:p>2295.15</text:p>
              </table:table-cell>
              <table:table-cell office:value-type="float" office:value="2249.78">
                <text:p>2249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.298">
                <text:p>766.298</text:p>
              </table:table-cell>
              <table:table-cell office:value-type="float" office:value="1687.597">
                <text:p>1687.597</text:p>
              </table:table-cell>
              <table:table-cell office:value-type="float" office:value="1690.1">
                <text:p>169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242">
                <text:p>468.242</text:p>
              </table:table-cell>
              <table:table-cell office:value-type="float" office:value="1055.16">
                <text:p>1055.16</text:p>
              </table:table-cell>
              <table:table-cell office:value-type="float" office:value="1036.9">
                <text:p>103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362">
                <text:p>223.362</text:p>
              </table:table-cell>
              <table:table-cell office:value-type="float" office:value="512.044">
                <text:p>512.044</text:p>
              </table:table-cell>
              <table:table-cell office:value-type="float" office:value="496.1">
                <text:p>49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6">
                <text:p>1136</text:p>
              </table:table-cell>
              <table:table-cell office:value-type="float" office:value="2148">
                <text:p>2148</text:p>
              </table:table-cell>
              <table:table-cell office:value-type="float" office:value="2403.87">
                <text:p>240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51.85">
                <text:p>5751.85</text:p>
              </table:table-cell>
              <table:table-cell office:value-type="float" office:value="10405.66">
                <text:p>10405.66</text:p>
              </table:table-cell>
              <table:table-cell office:value-type="float" office:value="11891.5">
                <text:p>1189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01.5">
                <text:p>8201.5</text:p>
              </table:table-cell>
              <table:table-cell office:value-type="float" office:value="15350">
                <text:p>15350</text:p>
              </table:table-cell>
              <table:table-cell office:value-type="float" office:value="17269">
                <text:p>17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29">
                <text:p>7029</text:p>
              </table:table-cell>
              <table:table-cell office:value-type="float" office:value="14727.51">
                <text:p>14727.51</text:p>
              </table:table-cell>
              <table:table-cell office:value-type="float" office:value="15349.96">
                <text:p>15349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63">
                <text:p>9263</text:p>
              </table:table-cell>
              <table:table-cell office:value-type="float" office:value="17315">
                <text:p>17315</text:p>
              </table:table-cell>
              <table:table-cell office:value-type="float" office:value="19489.75">
                <text:p>19489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86">
                <text:p>9386</text:p>
              </table:table-cell>
              <table:table-cell office:value-type="float" office:value="17812">
                <text:p>17812</text:p>
              </table:table-cell>
              <table:table-cell office:value-type="float" office:value="19878.4">
                <text:p>1987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45.9">
                <text:p>6945.9</text:p>
              </table:table-cell>
              <table:table-cell office:value-type="float" office:value="14128.82">
                <text:p>14128.82</text:p>
              </table:table-cell>
              <table:table-cell office:value-type="float" office:value="15054.2">
                <text:p>15054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25">
                <text:p>6025</text:p>
              </table:table-cell>
              <table:table-cell office:value-type="float" office:value="13402.51">
                <text:p>13402.51</text:p>
              </table:table-cell>
              <table:table-cell office:value-type="float" office:value="13314">
                <text:p>13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8.8">
                <text:p>1318.8</text:p>
              </table:table-cell>
              <table:table-cell office:value-type="float" office:value="2950.43">
                <text:p>2950.43</text:p>
              </table:table-cell>
              <table:table-cell office:value-type="float" office:value="2917.22">
                <text:p>291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0">
                <text:p>1060</text:p>
              </table:table-cell>
              <table:table-cell office:value-type="float" office:value="2377.1">
                <text:p>2377.1</text:p>
              </table:table-cell>
              <table:table-cell office:value-type="float" office:value="2346.1">
                <text:p>234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2">
                <text:p>1122</text:p>
              </table:table-cell>
              <table:table-cell office:value-type="float" office:value="2574">
                <text:p>2574</text:p>
              </table:table-cell>
              <table:table-cell office:value-type="float" office:value="2491.97">
                <text:p>2491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8">
                <text:p>658</text:p>
              </table:table-cell>
              <table:table-cell office:value-type="float" office:value="1514.77">
                <text:p>1514.77</text:p>
              </table:table-cell>
              <table:table-cell office:value-type="float" office:value="1462.4">
                <text:p>146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2.9">
                <text:p>482.9</text:p>
              </table:table-cell>
              <table:table-cell office:value-type="float" office:value="1125.6">
                <text:p>1125.6</text:p>
              </table:table-cell>
              <table:table-cell office:value-type="float" office:value="1075.018">
                <text:p>1075.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.7">
                <text:p>173.7</text:p>
              </table:table-cell>
              <table:table-cell office:value-type="float" office:value="393.8">
                <text:p>393.8</text:p>
              </table:table-cell>
              <table:table-cell office:value-type="float" office:value="385.192">
                <text:p>385.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4.7">
                <text:p>784.7</text:p>
              </table:table-cell>
              <table:table-cell office:value-type="float" office:value="1772.89">
                <text:p>1772.89</text:p>
              </table:table-cell>
              <table:table-cell office:value-type="float" office:value="1738.5">
                <text:p>1738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2cm" xlink:href=".." xlink:type="simple" chart:class="chart:line" chart:style-name="ch1">
        <chart:legend chart:legend-position="end" svg:x="10.072cm" svg:y="3.713cm" style:legend-expansion="high" chart:style-name="ch2"/>
        <chart:plot-area chart:style-name="ch3" table:cell-range-address="'results for day ahead'.D1:'results for day ahead'.F25" chart:data-source-has-labels="row" svg:x="0.319cm" svg:y="0.18cm" svg:width="9.434cm" svg:height="8.66cm">
          <chartooo:coordinate-region svg:x="1.681cm" svg:y="0.379cm" svg:width="8.072cm" svg:height="7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 for day ahead'.D2:'results for day ahead'.D25" chart:label-cell-address="'results for day ahead'.D1:'results for day ahead'.D1" chart:class="chart:line">
            <chart:data-point chart:repeated="24"/>
          </chart:series>
          <chart:series chart:style-name="ch7" chart:values-cell-range-address="'results for day ahead'.E2:'results for day ahead'.E25" chart:label-cell-address="'results for day ahead'.E1:'results for day ahead'.E1" chart:class="chart:line">
            <chart:data-point chart:repeated="24"/>
          </chart:series>
          <chart:series chart:style-name="ch8" chart:values-cell-range-address="'results for day ahead'.F2:'results for day ahead'.F25" chart:label-cell-address="'results for day ahead'.F1:'results for day ahead'.F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ers payment</text:p>
                <draw:g>
                  <svg:desc>'results for day ahead'.D1:'results for day ahead'.D1</svg:desc>
                </draw:g>
              </table:table-cell>
              <table:table-cell office:value-type="string">
                <text:p>Consumers fairness algorithm</text:p>
                <draw:g>
                  <svg:desc>'results for day ahead'.E1:'results for day ahead'.E1</svg:desc>
                </draw:g>
              </table:table-cell>
              <table:table-cell office:value-type="string">
                <text:p>Consumers new algorithm</text:p>
                <draw:g>
                  <svg:desc>'results for day ahead'.F1:'results for day ahead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969.347">
                <text:p>123969.347</text:p>
                <draw:g>
                  <svg:desc>'results for day ahead'.D2:'results for day ahead'.D25</svg:desc>
                </draw:g>
              </table:table-cell>
              <table:table-cell office:value-type="float" office:value="123965.567">
                <text:p>123965.567</text:p>
                <draw:g>
                  <svg:desc>'results for day ahead'.E2:'results for day ahead'.E25</svg:desc>
                </draw:g>
              </table:table-cell>
              <table:table-cell office:value-type="float" office:value="123944">
                <text:p>123944</text:p>
                <draw:g>
                  <svg:desc>'results for day ahead'.F2:'results for day ahead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593.858">
                <text:p>131593.858</text:p>
              </table:table-cell>
              <table:table-cell office:value-type="float" office:value="131576.148">
                <text:p>131576.148</text:p>
              </table:table-cell>
              <table:table-cell office:value-type="float" office:value="131540">
                <text:p>131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82.561">
                <text:p>130882.561</text:p>
              </table:table-cell>
              <table:table-cell office:value-type="float" office:value="130881.944">
                <text:p>130881.944</text:p>
              </table:table-cell>
              <table:table-cell office:value-type="float" office:value="130875.8">
                <text:p>13087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938.858">
                <text:p>145938.858</text:p>
              </table:table-cell>
              <table:table-cell office:value-type="float" office:value="145919.364">
                <text:p>145919.364</text:p>
              </table:table-cell>
              <table:table-cell office:value-type="float" office:value="145877">
                <text:p>145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206.183">
                <text:p>124206.183</text:p>
              </table:table-cell>
              <table:table-cell office:value-type="float" office:value="124134.408">
                <text:p>124134.408</text:p>
              </table:table-cell>
              <table:table-cell office:value-type="float" office:value="124089">
                <text:p>124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05.84">
                <text:p>49805.84</text:p>
              </table:table-cell>
              <table:table-cell office:value-type="float" office:value="49707.485">
                <text:p>49707.485</text:p>
              </table:table-cell>
              <table:table-cell office:value-type="float" office:value="49710">
                <text:p>497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345.837">
                <text:p>52345.837</text:p>
              </table:table-cell>
              <table:table-cell office:value-type="float" office:value="52309.702">
                <text:p>52309.702</text:p>
              </table:table-cell>
              <table:table-cell office:value-type="float" office:value="52291">
                <text:p>52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680">
                <text:p>55680</text:p>
              </table:table-cell>
              <table:table-cell office:value-type="float" office:value="55671">
                <text:p>55671</text:p>
              </table:table-cell>
              <table:table-cell office:value-type="float" office:value="55655.6">
                <text:p>5565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964">
                <text:p>51964</text:p>
              </table:table-cell>
              <table:table-cell office:value-type="float" office:value="51463">
                <text:p>51463</text:p>
              </table:table-cell>
              <table:table-cell office:value-type="float" office:value="51718">
                <text:p>51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31">
                <text:p>75131</text:p>
              </table:table-cell>
              <table:table-cell office:value-type="float" office:value="72132">
                <text:p>72132</text:p>
              </table:table-cell>
              <table:table-cell office:value-type="float" office:value="73618">
                <text:p>73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616">
                <text:p>76616</text:p>
              </table:table-cell>
              <table:table-cell office:value-type="float" office:value="72852">
                <text:p>72852</text:p>
              </table:table-cell>
              <table:table-cell office:value-type="float" office:value="74771">
                <text:p>74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836">
                <text:p>84836</text:p>
              </table:table-cell>
              <table:table-cell office:value-type="float" office:value="83180">
                <text:p>83180</text:p>
              </table:table-cell>
              <table:table-cell office:value-type="float" office:value="83802.7">
                <text:p>8380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957">
                <text:p>107957</text:p>
              </table:table-cell>
              <table:table-cell office:value-type="float" office:value="103683">
                <text:p>103683</text:p>
              </table:table-cell>
              <table:table-cell office:value-type="float" office:value="105858">
                <text:p>105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749">
                <text:p>96749</text:p>
              </table:table-cell>
              <table:table-cell office:value-type="float" office:value="92685">
                <text:p>92685</text:p>
              </table:table-cell>
              <table:table-cell office:value-type="float" office:value="94752">
                <text:p>94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579.54">
                <text:p>93579.54</text:p>
              </table:table-cell>
              <table:table-cell office:value-type="float" office:value="91520">
                <text:p>91520</text:p>
              </table:table-cell>
              <table:table-cell office:value-type="float" office:value="92445">
                <text:p>92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8">
                <text:p>104858</text:p>
              </table:table-cell>
              <table:table-cell office:value-type="float" office:value="104217">
                <text:p>104217</text:p>
              </table:table-cell>
              <table:table-cell office:value-type="float" office:value="104129">
                <text:p>104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349">
                <text:p>104349</text:p>
              </table:table-cell>
              <table:table-cell office:value-type="float" office:value="104226">
                <text:p>104226</text:p>
              </table:table-cell>
              <table:table-cell office:value-type="float" office:value="104192">
                <text:p>104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334.7">
                <text:p>99334.7</text:p>
              </table:table-cell>
              <table:table-cell office:value-type="float" office:value="99239">
                <text:p>99239</text:p>
              </table:table-cell>
              <table:table-cell office:value-type="float" office:value="99208">
                <text:p>99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530">
                <text:p>107530</text:p>
              </table:table-cell>
              <table:table-cell office:value-type="float" office:value="107489">
                <text:p>107489</text:p>
              </table:table-cell>
              <table:table-cell office:value-type="float" office:value="107407">
                <text:p>107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832">
                <text:p>151832</text:p>
              </table:table-cell>
              <table:table-cell office:value-type="float" office:value="151813">
                <text:p>151813</text:p>
              </table:table-cell>
              <table:table-cell office:value-type="float" office:value="151760">
                <text:p>151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191">
                <text:p>163191</text:p>
              </table:table-cell>
              <table:table-cell office:value-type="float" office:value="163190">
                <text:p>163190</text:p>
              </table:table-cell>
              <table:table-cell office:value-type="float" office:value="163140">
                <text:p>163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721">
                <text:p>138721</text:p>
              </table:table-cell>
              <table:table-cell office:value-type="float" office:value="138721">
                <text:p>138721</text:p>
              </table:table-cell>
              <table:table-cell office:value-type="float" office:value="138721">
                <text:p>138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272.583">
                <text:p>140272.583</text:p>
              </table:table-cell>
              <table:table-cell office:value-type="float" office:value="140251">
                <text:p>140251</text:p>
              </table:table-cell>
              <table:table-cell office:value-type="float" office:value="140252.822">
                <text:p>140252.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132">
                <text:p>101132</text:p>
              </table:table-cell>
              <table:table-cell office:value-type="float" office:value="101076">
                <text:p>101076</text:p>
              </table:table-cell>
              <table:table-cell office:value-type="float" office:value="101041">
                <text:p>101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